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arial" svg:font-family="arial, sans-serif"/>
    <style:font-face style:name="inherit" svg:font-family="inherit"/>
    <style:font-face style:name="Century Gothic3" svg:font-family="'Century Gothic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1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688in" fo:margin-left="0.0076in" fo:margin-right="0.0236in" table:align="margins" style:writing-mode="lr-tb"/>
    </style:style>
    <style:style style:name="Table1.A" style:family="table-column">
      <style:table-column-properties style:column-width="2.3229in" style:rel-column-width="218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806in" table:align="left" style:writing-mode="lr-tb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2.3125in"/>
    </style:style>
    <style:style style:name="Table5.C" style:family="table-column">
      <style:table-column-properties style:column-width="2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7875in" style:keep-together="false" fo:keep-together="always"/>
    </style:style>
    <style:style style:name="Table2" style:family="table">
      <style:table-properties style:width="6.9806in" table:align="left" style:writing-mode="lr-tb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2.3125in"/>
    </style:style>
    <style:style style:name="Table2.D" style:family="table-column">
      <style:table-column-properties style:column-width="2.9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7875in" style:keep-together="false" fo:keep-together="always"/>
    </style:style>
    <style:style style:name="Table2.A2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" style:family="table">
      <style:table-properties style:width="6.9771in" fo:margin-left="0in" fo:margin-right="0.0229in" table:align="margins" style:writing-mode="lr-tb"/>
    </style:style>
    <style:style style:name="Table4.A" style:family="table-column">
      <style:table-column-properties style:column-width="6.9771in" style:rel-column-width="6553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4.2" style:family="table-row">
      <style:table-row-properties style:min-row-height="0.4in" style:keep-together="true" fo:keep-together="auto"/>
    </style:style>
    <style:style style:name="Table4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4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4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4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4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6" style:family="table">
      <style:table-properties style:width="6.9771in" fo:margin-left="0in" fo:margin-right="0.0229in" table:align="margins" style:writing-mode="lr-tb"/>
    </style:style>
    <style:style style:name="Table6.A" style:family="table-column">
      <style:table-column-properties style:column-width="6.9771in" style:rel-column-width="6553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6.2" style:family="table-row">
      <style:table-row-properties style:min-row-height="0.4in" style:keep-together="true" fo:keep-together="auto"/>
    </style:style>
    <style:style style:name="Table6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6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6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6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3" style:family="table">
      <style:table-properties style:width="5.9042in" fo:margin-left="0.6896in" fo:margin-right="0.4063in" table:align="margins" style:writing-mode="lr-tb"/>
    </style:style>
    <style:style style:name="Table3.A" style:family="table-column">
      <style:table-column-properties style:column-width="2.9688in" style:rel-column-width="32952*"/>
    </style:style>
    <style:style style:name="Table3.B" style:family="table-column">
      <style:table-column-properties style:column-width="2.9354in" style:rel-column-width="32583*"/>
    </style:style>
    <style:style style:name="Table3.A1" style:family="table-cell">
      <style:table-cell-properties fo:padding="0.0382in" fo:border-left="none" fo:border-right="none" fo:border-top="none" fo:border-bottom="0.0007in solid #808080"/>
    </style:style>
    <style:style style:name="Table3.B1" style:family="table-cell">
      <style:table-cell-properties fo:padding="0.0382in" fo:border-left="0.0007in solid #808080" fo:border-right="none" fo:border-top="none" fo:border-bottom="0.0007in solid #808080"/>
    </style:style>
    <style:style style:name="Table8" style:family="table">
      <style:table-properties style:width="5.9042in" fo:margin-left="0.6896in" fo:margin-right="0.4063in" table:align="margins" style:writing-mode="lr-tb"/>
    </style:style>
    <style:style style:name="Table8.A" style:family="table-column">
      <style:table-column-properties style:column-width="2.9688in" style:rel-column-width="32952*"/>
    </style:style>
    <style:style style:name="Table8.B" style:family="table-column">
      <style:table-column-properties style:column-width="2.9354in" style:rel-column-width="32583*"/>
    </style:style>
    <style:style style:name="Table8.A1" style:family="table-cell">
      <style:table-cell-properties fo:padding="0.0382in" fo:border-left="none" fo:border-right="none" fo:border-top="none" fo:border-bottom="0.0007in solid #808080"/>
    </style:style>
    <style:style style:name="Table8.B1" style:family="table-cell">
      <style:table-cell-properties fo:padding="0.0382in" fo:border-left="0.0007in solid #808080" fo:border-right="none" fo:border-top="none" fo:border-bottom="0.0007in solid #808080"/>
    </style:style>
    <style:style style:name="Table9" style:family="table">
      <style:table-properties style:width="5.9042in" fo:margin-left="0.6896in" fo:margin-right="0.4063in" table:align="margins" style:writing-mode="lr-tb"/>
    </style:style>
    <style:style style:name="Table9.A" style:family="table-column">
      <style:table-column-properties style:column-width="2.9688in" style:rel-column-width="32952*"/>
    </style:style>
    <style:style style:name="Table9.B" style:family="table-column">
      <style:table-column-properties style:column-width="2.9354in" style:rel-column-width="32583*"/>
    </style:style>
    <style:style style:name="Table9.A1" style:family="table-cell">
      <style:table-cell-properties fo:padding="0.0382in" fo:border-left="none" fo:border-right="none" fo:border-top="none" fo:border-bottom="0.0007in solid #808080"/>
    </style:style>
    <style:style style:name="Table9.B1" style:family="table-cell">
      <style:table-cell-properties fo:padding="0.0382in" fo:border-left="0.0007in solid #808080" fo:border-right="none" fo:border-top="none" fo:border-bottom="0.0007in solid #808080"/>
    </style:style>
    <style:style style:name="Table7" style:family="table">
      <style:table-properties style:width="5.9042in" fo:margin-left="0.6896in" fo:margin-right="0.4063in" table:align="margins" style:writing-mode="lr-tb"/>
    </style:style>
    <style:style style:name="Table7.A" style:family="table-column">
      <style:table-column-properties style:column-width="2.9688in" style:rel-column-width="32952*"/>
    </style:style>
    <style:style style:name="Table7.B" style:family="table-column">
      <style:table-column-properties style:column-width="2.9354in" style:rel-column-width="32583*"/>
    </style:style>
    <style:style style:name="Table7.A1" style:family="table-cell">
      <style:table-cell-properties fo:padding="0.0382in" fo:border-left="none" fo:border-right="none" fo:border-top="none" fo:border-bottom="0.0007in solid #808080"/>
    </style:style>
    <style:style style:name="Table7.B1" style:family="table-cell">
      <style:table-cell-properties fo:padding="0.0382in" fo:border-left="0.0007in solid #808080" fo:border-right="none" fo:border-top="none" fo:border-bottom="0.0007in solid #808080"/>
    </style:style>
    <style:style style:name="Table11" style:family="table">
      <style:table-properties style:width="7in" table:align="margins" style:writing-mode="lr-tb"/>
    </style:style>
    <style:style style:name="Table11.A" style:family="table-column">
      <style:table-column-properties style:column-width="3.5in" style:rel-column-width="32767*"/>
    </style:style>
    <style:style style:name="Table11.B" style:family="table-column">
      <style:table-column-properties style:column-width="3.5in" style:rel-column-width="32768*"/>
    </style:style>
    <style:style style:name="Table1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1.B1" style:family="table-cell">
      <style:table-cell-properties fo:padding="0.0382in" fo:border="0.0139in solid #000000"/>
    </style:style>
    <style:style style:name="Table11.A2" style:family="table-cell">
      <style:table-cell-properties fo:padding="0.0382in" fo:border-left="0.0139in solid #000000" fo:border-right="none" fo:border-top="none" fo:border-bottom="0.0139in solid #000000"/>
    </style:style>
    <style:style style:name="Table11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10" style:family="table">
      <style:table-properties style:width="7in" table:align="margins" style:writing-mode="lr-tb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Table10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0.B1" style:family="table-cell">
      <style:table-cell-properties fo:padding="0.0382in" fo:border="0.0139in solid #000000"/>
    </style:style>
    <style:style style:name="Table10.A2" style:family="table-cell">
      <style:table-cell-properties fo:padding="0.0382in" fo:border-left="0.0139in solid #000000" fo:border-right="none" fo:border-top="none" fo:border-bottom="0.0139in solid #000000"/>
    </style:style>
    <style:style style:name="Table10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>
        <style:tab-stops>
          <style:tab-stop style:position="2.8126in"/>
          <style:tab-stop style:position="4.5in" style:type="center"/>
          <style:tab-stop style:position="6in" style:type="right"/>
        </style:tab-stops>
      </style:paragraph-properties>
    </style:style>
    <style:style style:name="P2" style:family="paragraph" style:parent-style-name="Header">
      <style:text-properties fo:font-style="italic" style:font-style-asian="italic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fo:language="zxx" fo:country="none" style:language-asian="zxx" style:country-asian="none"/>
    </style:style>
    <style:style style:name="P7" style:family="paragraph" style:parent-style-name="Standard">
      <style:paragraph-properties fo:break-before="page" fo:padding-left="0in" fo:padding-right="0in" fo:padding-top="0in" fo:padding-bottom="0.0138in" fo:border-left="none" fo:border-right="none" fo:border-top="none" fo:border-bottom="0.0138in solid #000000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Trebuchet MS" fo:font-size="14pt" style:font-size-asian="14pt" style:font-name-complex="Arial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Times1" fo:letter-spacing="normal" fo:font-style="normal" fo:font-weight="normal" style:font-style-asian="normal" style:font-style-complex="normal"/>
    </style:style>
    <style:style style:name="P12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3" style:family="paragraph" style:parent-style-name="Lesson_20_Bullet">
      <style:paragraph-properties>
        <style:tab-stops/>
      </style:paragraph-properties>
    </style:style>
    <style:style style:name="P14" style:family="paragraph" style:parent-style-name="Heading_20_7">
      <style:paragraph-properties fo:margin-left="0in" fo:margin-right="0in" fo:text-indent="0in" style:auto-text-indent="false" fo:break-before="page"/>
      <style:text-properties style:font-name="Century Gothic" fo:font-size="18pt" style:font-size-asian="18pt" style:font-name-complex="Arial" style:font-size-complex="18pt"/>
    </style:style>
    <style:style style:name="P15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6" style:family="paragraph" style:parent-style-name="Heading_20_7">
      <style:paragraph-properties fo:margin-left="0in" fo:margin-right="0in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7" style:family="paragraph" style:parent-style-name="Heading_20_7">
      <style:paragraph-properties fo:margin-left="0in" fo:margin-right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-complex="Arial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 style:font-size-complex="12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entury Goth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entury Gothic" fo:font-size="9pt" style:font-size-asian="9pt" style:font-name-complex="Ari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Century Gothic" fo:font-size="14pt" style:font-size-asian="14pt" style:font-name-complex="Arial"/>
    </style:style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Century Gothic"/>
    </style:style>
    <style:style style:name="P27" style:family="paragraph" style:parent-style-name="Code">
      <style:paragraph-properties fo:margin-left="0in" fo:margin-right="0in" fo:text-indent="0in" style:auto-text-indent="false"/>
    </style:style>
    <style:style style:name="P28" style:family="paragraph" style:parent-style-name="Code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9" style:family="paragraph" style:parent-style-name="Code">
      <style:paragraph-properties loext:contextual-spacing="false" fo:margin-left="0in" fo:margin-right="0in" fo:margin-top="0.0201in" fo:margin-bottom="0in" fo:text-indent="0in" style:auto-text-indent="false"/>
      <style:text-properties fo:font-size="12pt" style:font-size-asian="12pt" style:font-size-complex="12pt"/>
    </style:style>
    <style:style style:name="P30" style:family="paragraph" style:parent-style-name="Heading_20_7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1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Arial"/>
    </style:style>
    <style:style style:name="P32" style:family="paragraph" style:parent-style-name="Standard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33" style:family="paragraph" style:parent-style-name="Standard">
      <style:text-properties style:font-name="Trebuchet MS" fo:font-size="11pt" style:font-size-asian="11pt" style:font-name-complex="Arial"/>
    </style:style>
    <style:style style:name="P34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35" style:family="paragraph" style:parent-style-name="Standard">
      <style:text-properties style:font-name="Trebuchet MS" fo:font-size="14pt" style:font-size-asian="14pt" style:font-name-complex="Arial"/>
    </style:style>
    <style:style style:name="P36" style:family="paragraph" style:parent-style-name="Standard">
      <style:text-properties style:font-name="Trebuchet MS" fo:font-size="14pt" style:text-underline-style="solid" style:text-underline-width="auto" style:text-underline-color="font-color" style:font-size-asian="14pt" style:font-name-complex="Arial"/>
    </style:style>
    <style:style style:name="P37" style:family="paragraph" style:parent-style-name="Standard">
      <style:text-properties style:font-name="Trebuchet MS" fo:font-size="18pt" style:font-size-asian="18pt" style:font-name-complex="Arial"/>
    </style:style>
    <style:style style:name="P38" style:family="paragraph" style:parent-style-name="Standard">
      <style:text-properties style:font-name="Trebuchet MS" fo:font-size="9pt" style:font-size-asian="9pt" style:font-name-complex="Arial"/>
    </style:style>
    <style:style style:name="P39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40" style:family="paragraph" style:parent-style-name="Standard">
      <style:text-properties style:font-name="Trebuchet MS" fo:font-size="12pt" style:font-size-asian="10.5pt" style:font-name-complex="Arial" style:font-size-complex="12pt"/>
    </style:style>
    <style:style style:name="P41" style:family="paragraph" style:parent-style-name="Standard">
      <style:text-properties fo:font-variant="small-caps" fo:font-size="18pt" style:font-size-asian="18pt"/>
    </style:style>
    <style:style style:name="P42" style:family="paragraph" style:parent-style-name="Standard">
      <style:text-properties style:font-name="Trebuchet MS1"/>
    </style:style>
    <style:style style:name="P43" style:family="paragraph" style:parent-style-name="Standard">
      <style:text-properties style:font-name="Courier1" fo:font-size="11pt" style:font-size-asian="11pt" style:font-name-complex="Arial" style:font-size-complex="11pt"/>
    </style:style>
    <style:style style:name="P44" style:family="paragraph" style:parent-style-name="Standard">
      <style:text-properties fo:font-size="10pt" style:font-size-asian="10pt" style:font-size-complex="10pt"/>
    </style:style>
    <style:style style:name="P45" style:family="paragraph" style:parent-style-name="Standard">
      <style:paragraph-properties fo:line-height="200%" style:snap-to-layout-grid="false"/>
      <style:text-properties fo:font-size="28pt" style:font-size-asian="28pt" style:font-size-complex="28pt"/>
    </style:style>
    <style:style style:name="P46" style:family="paragraph" style:parent-style-name="Standard">
      <style:paragraph-properties style:snap-to-layout-grid="false"/>
      <style:text-properties fo:font-weight="bold" style:font-weight-asian="bold"/>
    </style:style>
    <style:style style:name="P47" style:family="paragraph" style:parent-style-name="Standard"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49" style:family="paragraph" style:parent-style-name="Standard">
      <style:text-properties fo:font-size="11pt" style:font-size-asian="11pt"/>
    </style:style>
    <style:style style:name="P50" style:family="paragraph" style:parent-style-name="Standard">
      <style:text-properties style:font-name="Century Gothic"/>
    </style:style>
    <style:style style:name="P51" style:family="paragraph" style:parent-style-name="Standard">
      <style:paragraph-properties style:snap-to-layout-grid="false"/>
      <style:text-properties style:font-name="Century Gothic" fo:font-size="11pt" fo:font-style="italic" fo:font-weight="bold" style:font-size-asian="11pt" style:font-style-asian="italic" style:font-weight-asian="bold" style:font-name-complex="Arial"/>
    </style:style>
    <style:style style:name="P52" style:family="paragraph" style:parent-style-name="Standard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53" style:family="paragraph" style:parent-style-name="Standard">
      <style:text-properties style:font-name="Century Gothic" fo:font-size="11pt" style:font-size-asian="11pt" style:font-name-complex="Arial" style:font-size-complex="11pt"/>
    </style:style>
    <style:style style:name="P54" style:family="paragraph" style:parent-style-name="Standard">
      <style:text-properties style:font-name="Century Gothic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P55" style:family="paragraph" style:parent-style-name="Standard">
      <style:text-properties style:font-name="Century Gothic" fo:font-size="9pt" style:font-size-asian="9pt" style:font-name-complex="Arial"/>
    </style:style>
    <style:style style:name="P56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9pt"/>
    </style:style>
    <style:style style:name="P57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11pt"/>
    </style:style>
    <style:style style:name="P58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9pt" style:font-style-complex="italic"/>
    </style:style>
    <style:style style:name="P59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11pt" style:font-style-complex="italic"/>
    </style:style>
    <style:style style:name="P60" style:family="paragraph" style:parent-style-name="Standard">
      <style:text-properties style:font-name="Century Gothic" fo:font-size="14pt" style:text-underline-style="solid" style:text-underline-width="auto" style:text-underline-color="font-color" style:font-size-asian="14pt" style:font-name-complex="Arial"/>
    </style:style>
    <style:style style:name="P61" style:family="paragraph" style:parent-style-name="Standard">
      <style:text-properties style:font-name="Century Gothic" fo:font-size="14pt" style:font-size-asian="14pt" style:font-name-complex="Arial"/>
    </style:style>
    <style:style style:name="P62" style:family="paragraph" style:parent-style-name="Standard">
      <style:text-properties style:font-name="Century Gothic" fo:font-size="18pt" style:font-size-asian="18pt" style:font-name-complex="Arial"/>
    </style:style>
    <style:style style:name="P63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64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P65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font-size-asian="20pt" style:font-style-asian="italic" style:font-size-complex="20pt" style:font-style-complex="italic"/>
    </style:style>
    <style:style style:name="P66" style:family="paragraph" style:parent-style-name="Standard">
      <style:paragraph-properties fo:text-align="center" style:justify-single-word="false"/>
    </style:style>
    <style:style style:name="P67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/>
    </style:style>
    <style:style style:name="P68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Century Gothic" fo:font-size="11pt" style:font-size-asian="11pt" style:font-size-complex="11pt"/>
    </style:style>
    <style:style style:name="P69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normal" style:font-size-asian="11pt" style:font-style-asian="normal" style:font-name-complex="Arial" style:font-style-complex="normal"/>
    </style:style>
    <style:style style:name="P70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1" style:family="paragraph" style:parent-style-name="Standard">
      <style:paragraph-properties loext:contextual-spacing="false" fo:margin-top="0in" fo:margin-bottom="0.5in" fo:line-height="200%"/>
      <style:text-properties style:font-name="Century Gothic" fo:font-size="11pt" fo:font-style="italic" style:font-size-asian="11pt" style:font-style-asian="italic" style:font-name-complex="Arial"/>
    </style:style>
    <style:style style:name="P72" style:family="paragraph" style:parent-style-name="Standard">
      <style:paragraph-properties loext:contextual-spacing="false" fo:margin-top="0in" fo:margin-bottom="0.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73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4" style:family="paragraph" style:parent-style-name="Standard">
      <style:paragraph-properties loext:contextual-spacing="false" fo:margin-top="0in" fo:margin-bottom="0.4165in" fo:line-height="200%"/>
      <style:text-properties style:font-name="Century Gothic" fo:font-size="11pt" fo:font-style="italic" style:font-size-asian="11pt" style:font-style-asian="italic" style:font-name-complex="Arial"/>
    </style:style>
    <style:style style:name="P75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76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7" style:family="paragraph" style:parent-style-name="Standard">
      <style:paragraph-properties loext:contextual-spacing="false" fo:margin-top="0in" fo:margin-bottom="0.8335in" fo:line-height="200%"/>
      <style:text-properties style:font-name="Century Gothic" fo:font-size="11pt" fo:font-style="italic" style:font-size-asian="11pt" style:font-style-asian="italic" style:font-name-complex="Arial"/>
    </style:style>
    <style:style style:name="P78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79" style:family="paragraph" style:parent-style-name="Standard">
      <style:paragraph-properties fo:margin-left="1.5in" fo:margin-right="0in" fo:text-indent="0.5in" style:auto-text-indent="false"/>
    </style:style>
    <style:style style:name="P80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81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82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83" style:family="paragraph" style:parent-style-name="Standard">
      <style:paragraph-properties fo:margin-left="2.5in" fo:margin-right="0in" fo:text-indent="0.5in" style:auto-text-indent="false"/>
      <style:text-properties style:font-name="Trebuchet MS" fo:font-size="9pt" style:font-size-asian="9pt" style:font-name-complex="Arial"/>
    </style:style>
    <style:style style:name="P84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14pt" style:font-size-asian="14pt" style:font-name-complex="Arial"/>
    </style:style>
    <style:style style:name="P85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86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87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88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89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0" style:family="paragraph" style:parent-style-name="Table_20_Contents">
      <style:text-properties fo:font-size="16pt" style:font-size-asian="16pt" style:font-size-complex="16pt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Apple Casual"/>
    </style:style>
    <style:style style:name="P94" style:family="paragraph" style:parent-style-name="Table_20_Contents">
      <style:paragraph-properties fo:text-align="center" style:justify-single-word="false"/>
      <style:text-properties style:font-name="Apple Casual" fo:font-style="normal" style:font-style-asian="normal" style:font-style-complex="normal"/>
    </style:style>
    <style:style style:name="P95" style:family="paragraph" style:parent-style-name="Table_20_Contents">
      <style:text-properties style:font-name="Century Gothic" fo:font-size="16pt" style:font-size-asian="16pt" style:font-size-complex="16pt"/>
    </style:style>
    <style:style style:name="P96" style:family="paragraph" style:parent-style-name="Table_20_Heading">
      <style:text-properties fo:font-size="16pt" style:font-size-asian="16pt" style:font-size-complex="16pt"/>
    </style:style>
    <style:style style:name="P97" style:family="paragraph" style:parent-style-name="Table_20_Heading">
      <style:text-properties fo:font-size="16pt" fo:font-weight="normal" style:font-size-asian="16pt" style:font-weight-asian="normal" style:font-size-complex="16pt" style:font-weight-complex="normal"/>
    </style:style>
    <style:style style:name="P98" style:family="paragraph" style:parent-style-name="Table_20_Heading">
      <style:text-properties style:font-name="Century Gothic" fo:font-size="16pt" style:font-size-asian="16pt" style:font-size-complex="16pt"/>
    </style:style>
    <style:style style:name="P99" style:family="paragraph" style:parent-style-name="Table_20_Heading">
      <style:text-properties style:font-name="Century Gothic" fo:font-size="16pt" fo:font-weight="normal" style:font-size-asian="16pt" style:font-weight-asian="normal" style:font-size-complex="16pt" style:font-weight-complex="normal"/>
    </style:style>
    <style:style style:name="P100" style:family="paragraph" style:parent-style-name="Table_20_Heading">
      <style:text-properties style:font-name="Courier New" fo:font-size="13pt" fo:font-weight="normal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padding="0in" fo:border-left="none" fo:border-right="none" fo:border-top="none" fo:border-bottom="0.0008in solid #000000" style:shadow="none"/>
      <style:text-properties style:font-name="Trebuchet MS" fo:font-size="18pt" style:font-size-asian="18pt" style:font-name-complex="Arial"/>
    </style:style>
    <style:style style:name="P102" style:family="paragraph" style:parent-style-name="Standard">
      <style:paragraph-properties loext:contextual-spacing="false" fo:margin-top="0in" fo:margin-bottom="0in" fo:line-height="100%"/>
      <style:text-properties style:font-name="Century Gothic" fo:font-size="11pt" fo:font-style="italic" style:text-underline-style="solid" style:text-underline-width="auto" style:text-underline-color="font-color" style:font-size-asian="11pt" style:font-style-asian="italic" style:font-name-complex="Arial"/>
    </style:style>
    <style:style style:name="P103" style:family="paragraph" style:parent-style-name="Standard">
      <style:paragraph-properties loext:contextual-spacing="false" fo:margin-top="0in" fo:margin-bottom="0.8299in" fo:line-height="100%"/>
      <style:text-properties style:font-name="Century Gothic" fo:font-size="11pt" fo:font-style="italic" style:text-underline-style="none" style:font-size-asian="11pt" style:font-style-asian="italic" style:font-name-complex="Arial"/>
    </style:style>
    <style:style style:name="P104" style:family="paragraph" style:parent-style-name="Standard">
      <style:paragraph-properties loext:contextual-spacing="false"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05" style:family="paragraph" style:parent-style-name="Standard">
      <style:paragraph-properties loext:contextual-spacing="false"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06" style:family="paragraph" style:parent-style-name="Standard">
      <style:paragraph-properties loext:contextual-spacing="false"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07" style:family="paragraph" style:parent-style-name="Standard" style:master-page-name="">
      <style:paragraph-properties fo:margin-left="0.2398in" fo:margin-right="0in" fo:text-indent="0in" style:auto-text-indent="false" style:page-number="auto" style:text-autospace="none" style:punctuation-wrap="simple" style:vertical-align="baseline" style:writing-mode="lr-tb"/>
      <style:text-properties fo:font-size="11pt" style:font-size-asian="11pt" style:font-size-complex="11pt"/>
    </style:style>
    <style:style style:name="P108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6pt" style:font-size-asian="16pt" style:font-name-complex="Arial"/>
    </style:style>
    <style:style style:name="P109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6pt" style:font-size-asian="16pt" style:font-name-complex="Arial"/>
    </style:style>
    <style:style style:name="P110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0pt" style:font-size-asian="10pt" style:font-name-complex="Arial"/>
    </style:style>
    <style:style style:name="P111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0pt" style:font-size-asian="10pt" style:font-name-complex="Arial"/>
    </style:style>
    <style:style style:name="P112" style:family="paragraph" style:parent-style-name="Standard">
      <style:paragraph-properties fo:margin-left="-0.011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113" style:family="paragraph" style:parent-style-name="Standard" style:master-page-name="">
      <style:paragraph-properties fo:margin-left="0.302in" fo:margin-right="0.25in" fo:text-indent="0in" style:auto-text-indent="false" style:page-number="auto" style:text-autospace="none" style:punctuation-wrap="simple" style:vertical-align="baseline" style:writing-mode="lr-tb"/>
    </style:style>
    <style:style style:name="P114" style:family="paragraph" style:parent-style-name="Text_20_body" style:master-page-name="">
      <style:paragraph-properties loext:contextual-spacing="false" fo:margin-left="0.3335in" fo:margin-right="0.2602in" fo:margin-top="0in" fo:margin-bottom="0.0835in" fo:text-indent="0in" style:auto-text-indent="false" style:page-number="auto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15" style:family="paragraph" style:parent-style-name="Text_20_body" style:master-page-name="">
      <style:paragraph-properties loext:contextual-spacing="false" fo:margin-left="0.3228in" fo:margin-right="0.2398in" fo:margin-top="0in" fo:margin-bottom="0.0835in" fo:text-indent="0in" style:auto-text-indent="false" style:page-number="auto" style:text-autospace="none" style:punctuation-wrap="simple" style:vertical-align="baseline" style:writing-mode="lr-tb"/>
      <style:text-properties style:font-name="Century Gothic"/>
    </style:style>
    <style:style style:name="P116" style:family="paragraph" style:parent-style-name="Text_20_body">
      <style:paragraph-properties loext:contextual-spacing="false" fo:margin-left="0.3228in" fo:margin-right="0.2398in" fo:margin-top="0in" fo:margin-bottom="0.0835in" fo:text-indent="0in" style:auto-text-indent="false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17" style:family="paragraph" style:parent-style-name="Code">
      <style:text-properties fo:font-size="10pt" style:font-size-asian="10pt" style:font-size-complex="10pt"/>
    </style:style>
    <style:style style:name="P118" style:family="paragraph" style:parent-style-name="Code">
      <style:paragraph-properties loext:contextual-spacing="false" fo:margin-top="0.05in" fo:margin-bottom="0.05in" fo:line-height="100%"/>
      <style:text-properties fo:font-size="12pt" style:font-size-asian="12pt" style:font-size-complex="12pt"/>
    </style:style>
    <style:style style:name="P119" style:family="paragraph" style:parent-style-name="Standard" style:master-page-name="Standard">
      <style:paragraph-properties style:page-number="auto"/>
      <style:text-properties style:font-name="Century Gothic"/>
    </style:style>
    <style:style style:name="P120" style:family="paragraph" style:parent-style-name="Standard" style:list-style-name="WW8Num10"/>
    <style:style style:name="P121" style:family="paragraph" style:parent-style-name="Standard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22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123" style:family="paragraph" style:parent-style-name="Standard">
      <style:text-properties style:font-name="Trebuchet MS" fo:font-size="11pt" style:font-size-asian="11pt" style:font-name-complex="Arial"/>
    </style:style>
    <style:style style:name="P124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125" style:family="paragraph" style:parent-style-name="Standard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26" style:family="paragraph" style:parent-style-name="Standard">
      <style:text-properties style:font-name="Century Gothic" fo:font-size="11pt" style:text-underline-style="none" style:font-size-asian="11pt" style:font-name-complex="Arial" style:font-size-complex="11pt"/>
    </style:style>
    <style:style style:name="P127" style:family="paragraph" style:parent-style-name="Standard" style:list-style-name="WW8Num10">
      <style:text-properties style:font-name="Century Gothic"/>
    </style:style>
    <style:style style:name="P128" style:family="paragraph" style:parent-style-name="Standard">
      <style:text-properties style:font-name="Century Gothic" fo:font-size="9pt" style:text-underline-style="none" style:font-size-asian="9pt" style:font-name-complex="Arial"/>
    </style:style>
    <style:style style:name="P129" style:family="paragraph" style:parent-style-name="Standard" style:list-style-name="WW8Num10">
      <style:text-properties fo:font-style="italic" style:font-style-asian="italic" style:font-style-complex="italic"/>
    </style:style>
    <style:style style:name="P130" style:family="paragraph" style:parent-style-name="Standard">
      <style:paragraph-properties fo:margin-left="1.5in" fo:margin-right="0in" fo:text-indent="0.5in" style:auto-text-indent="false"/>
    </style:style>
    <style:style style:name="P131" style:family="paragraph" style:parent-style-name="Standard">
      <style:paragraph-properties fo:margin-left="0in" fo:margin-right="0in" fo:text-indent="0in" style:auto-text-indent="false"/>
      <style:text-properties style:font-name="Century Gothic"/>
    </style:style>
    <style:style style:name="P132" style:family="paragraph" style:parent-style-name="Standard">
      <style:paragraph-properties fo:margin-left="0in" fo:margin-right="0in" fo:text-indent="0in" style:auto-text-indent="false"/>
      <style:text-properties style:font-name="Century Gothic" fo:font-size="9pt" style:font-size-asian="9pt" style:font-name-complex="Arial"/>
    </style:style>
    <style:style style:name="P133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134" style:family="paragraph" style:parent-style-name="Heading_20_1">
      <style:text-properties style:font-name="Century Gothic"/>
    </style:style>
    <style:style style:name="P135" style:family="paragraph" style:parent-style-name="Heading_20_1">
      <style:text-properties fo:color="#ffffff"/>
    </style:style>
    <style:style style:name="P136" style:family="paragraph" style:parent-style-name="Heading_20_1">
      <style:paragraph-properties fo:text-align="center" style:justify-single-word="false"/>
      <style:text-properties fo:color="#ffffff" fo:font-size="50pt" fo:font-weight="bold" style:font-size-asian="50pt" style:font-weight-asian="bold" style:font-weight-complex="bold"/>
    </style:style>
    <style:style style:name="P137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38" style:family="paragraph" style:parent-style-name="Heading_20_1">
      <style:paragraph-properties fo:text-align="center" style:justify-single-word="fals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139" style:family="paragraph" style:parent-style-name="Heading_20_1">
      <style:paragraph-properties fo:text-align="center" style:justify-single-word="false"/>
      <style:text-properties style:font-name="Times New Roman" fo:font-size="18pt" fo:font-weight="normal" style:font-size-asian="18pt" style:font-weight-asian="normal" style:font-name-complex="Arial" style:font-size-complex="18pt" style:font-weight-complex="normal"/>
    </style:style>
    <style:style style:name="P140" style:family="paragraph" style:parent-style-name="Heading_20_1">
      <style:paragraph-properties fo:text-align="center" style:justify-single-word="false"/>
      <style:text-properties style:use-window-font-color="true" style:font-name="Trebuchet MS" fo:font-size="9pt" fo:language="en" fo:country="US" fo:font-style="normal" fo:font-weight="normal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41" style:family="paragraph" style:parent-style-name="Heading_20_1" style:master-page-name="Standard">
      <style:paragraph-properties fo:margin-left="0.25in" fo:margin-right="0in" fo:text-align="center" style:justify-single-word="false" fo:text-indent="-0.2382in" style:auto-text-indent="false" style:page-number="1">
        <style:tab-stops>
          <style:tab-stop style:position="0.5in"/>
        </style:tab-stops>
      </style:paragraph-properties>
      <style:text-properties fo:color="#ffffff" style:font-name="Century Gothic" fo:font-size="50pt" style:font-size-asian="50pt"/>
    </style:style>
    <style:style style:name="P142" style:family="paragraph" style:parent-style-name="Heading_20_1" style:master-page-name="">
      <style:paragraph-properties loext:contextual-spacing="false" fo:margin-left="0in" fo:margin-right="0in" fo:margin-top="0.1665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43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44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45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46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font-size="18pt" style:font-size-asian="18pt" style:font-size-complex="18pt"/>
    </style:style>
    <style:style style:name="P147" style:family="paragraph" style:parent-style-name="Heading_20_1" style:master-page-name="">
      <style:paragraph-properties loext:contextual-spacing="false" fo:margin-left="0in" fo:margin-right="0in" fo:margin-top="0in" fo:margin-bottom="0in" fo:text-align="start" style:justify-single-word="false" fo:text-indent="0in" style:auto-text-indent="false" style:page-number="auto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weight="normal" style:font-weight-asian="normal" style:font-weight-complex="normal"/>
    </style:style>
    <style:style style:name="P148" style:family="paragraph" style:parent-style-name="Heading_20_1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</style:style>
    <style:style style:name="P149" style:family="paragraph" style:parent-style-name="Heading_20_1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/>
      <style:text-properties fo:color="#ffffff" style:font-name="Century Gothic" fo:font-size="18pt" fo:font-weight="normal" style:font-size-asian="18pt" style:font-weight-asian="normal" style:font-name-complex="Arial" style:font-size-complex="18pt" style:font-weight-complex="normal"/>
    </style:style>
    <style:style style:name="P150" style:family="paragraph" style:parent-style-name="Heading_20_1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>
        <style:tab-stops/>
      </style:paragraph-properties>
      <style:text-properties fo:color="#ffffff" style:font-name="Century Gothic" fo:font-size="18pt" fo:font-weight="normal" style:font-size-asian="18pt" style:font-weight-asian="normal" style:font-name-complex="Arial" style:font-size-complex="18pt" style:font-weight-complex="normal"/>
    </style:style>
    <style:style style:name="P151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color="#ffffff" fo:font-size="18pt" fo:font-weight="normal" style:font-size-asian="18pt" style:font-weight-asian="normal" style:font-size-complex="18pt" style:font-weight-complex="normal"/>
    </style:style>
    <style:style style:name="P152" style:family="paragraph" style:parent-style-name="Heading_20_1" style:list-style-name="WW8Num4">
      <style:paragraph-properties loext:contextual-spacing="false" fo:margin-top="0in" fo:margin-bottom="0in" fo:break-before="page"/>
      <style:text-properties fo:font-size="18pt" style:font-size-asian="18pt" style:font-size-complex="18pt"/>
    </style:style>
    <style:style style:name="P153" style:family="paragraph" style:parent-style-name="Heading_20_1">
      <style:paragraph-properties loext:contextual-spacing="false" fo:margin-top="0in" fo:margin-bottom="0in" fo:break-before="page"/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54" style:family="paragraph" style:parent-style-name="Heading_20_1">
      <style:paragraph-properties fo:text-align="center" style:justify-single-word="false" fo:break-before="page"/>
      <style:text-properties fo:color="#ffffff" fo:font-size="50pt" style:font-size-asian="50pt"/>
    </style:style>
    <style:style style:name="P155" style:family="paragraph" style:parent-style-name="Heading_20_1">
      <style:paragraph-properties fo:text-align="center" style:justify-single-word="false" fo:break-before="page"/>
      <style:text-properties fo:color="#ffffff" style:font-name="Century Gothic" fo:font-size="18pt" fo:font-weight="normal" style:font-size-asian="18pt" style:font-weight-asian="normal" style:font-name-complex="Arial" style:font-size-complex="18pt" style:font-weight-complex="normal"/>
    </style:style>
    <style:style style:name="P156" style:family="paragraph" style:parent-style-name="Heading_20_1">
      <style:paragraph-properties fo:text-align="center" style:justify-single-word="false" style:shadow="none"/>
      <style:text-properties style:font-name="Trebuchet MS" fo:font-size="9pt" style:font-size-asian="9pt" style:font-name-complex="Arial" style:font-size-complex="12pt"/>
    </style:style>
    <style:style style:name="P157" style:family="paragraph" style:parent-style-name="Heading_20_1">
      <style:paragraph-properties fo:text-align="center" style:justify-single-word="false" style:shadow="none"/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58" style:family="paragraph" style:parent-style-name="Lesson_20_Bullet" style:list-style-name="WW8Num1"/>
    <style:style style:name="P159" style:family="paragraph" style:parent-style-name="Lesson_20_Bullet">
      <style:paragraph-properties fo:margin-left="0in" fo:margin-right="0in" fo:text-indent="0in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60" style:family="paragraph" style:parent-style-name="Normal_20_Bullet" style:list-style-name=""/>
    <style:style style:name="P161" style:family="paragraph" style:parent-style-name="Normal_20_Bullet">
      <style:text-properties fo:font-style="italic" style:font-style-asian="italic"/>
    </style:style>
    <style:style style:name="P162" style:family="paragraph" style:parent-style-name="Normal_20_Bullet" style:list-style-name="">
      <style:text-properties fo:font-style="italic" style:font-style-asian="italic"/>
    </style:style>
    <style:style style:name="P163" style:family="paragraph" style:parent-style-name="Normal_20_Bullet" style:list-style-name="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164" style:family="paragraph" style:parent-style-name="Normal_20_Bullet">
      <style:text-properties style:font-name="Trebuchet MS" fo:font-size="11pt" style:font-size-asian="11pt" style:font-name-complex="Arial" style:font-size-complex="11pt"/>
    </style:style>
    <style:style style:name="P165" style:family="paragraph" style:parent-style-name="Normal_20_Bullet" style:list-style-name="">
      <style:text-properties style:font-name="Trebuchet MS" fo:font-size="11pt" style:font-size-asian="11pt" style:font-name-complex="Arial" style:font-size-complex="11pt"/>
    </style:style>
    <style:style style:name="P166" style:family="paragraph" style:parent-style-name="Normal_20_Bullet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67" style:family="paragraph" style:parent-style-name="Normal_20_Bullet" style:list-style-name="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68" style:family="paragraph" style:parent-style-name="Normal_20_Bullet" style:list-style-name="WW8Num5"/>
    <style:style style:name="P169" style:family="paragraph" style:parent-style-name="Normal_20_Bullet">
      <style:paragraph-properties fo:text-align="center" style:justify-single-word="false"/>
      <style:text-properties fo:font-variant="small-caps" fo:font-size="18pt" style:font-size-asian="18pt"/>
    </style:style>
    <style:style style:name="P170" style:family="paragraph" style:parent-style-name="Normal_20_Bullet" style:list-style-name="WW8Num10"/>
    <style:style style:name="P171" style:family="paragraph" style:parent-style-name="Normal_20_Bullet">
      <style:text-properties style:font-name="Century Gothic"/>
    </style:style>
    <style:style style:name="P172" style:family="paragraph" style:parent-style-name="Normal_20_Bullet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73" style:family="paragraph" style:parent-style-name="Normal_20_Bullet" style:list-style-name="">
      <style:paragraph-properties fo:text-align="center" style:justify-single-word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74" style:family="paragraph" style:parent-style-name="Normal_20_Bullet" style:list-style-name="">
      <style:text-properties style:font-name="Century Gothic" fo:font-size="11pt" style:font-size-asian="11pt" style:font-name-complex="Arial" style:font-size-complex="11pt"/>
    </style:style>
    <style:style style:name="P175" style:family="paragraph" style:parent-style-name="Normal_20_Bullet">
      <style:paragraph-properties fo:margin-left="0.25in" fo:margin-right="0in" fo:text-indent="0in" style:auto-text-indent="false"/>
    </style:style>
    <style:style style:name="P176" style:family="paragraph" style:parent-style-name="Normal_20_Bullet" style:list-style-name="">
      <style:paragraph-properties fo:margin-left="0.25in" fo:margin-right="0in" fo:line-height="150%" fo:text-indent="0in" style:auto-text-indent="false"/>
    </style:style>
    <style:style style:name="P177" style:family="paragraph" style:parent-style-name="Normal_20_Bullet">
      <style:paragraph-properties fo:margin-left="0.25in" fo:margin-right="0in" fo:text-indent="0in" style:auto-text-indent="false"/>
      <style:text-properties fo:font-style="italic" style:font-style-asian="italic"/>
    </style:style>
    <style:style style:name="P178" style:family="paragraph" style:parent-style-name="Normal_20_Bullet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79" style:family="paragraph" style:parent-style-name="Normal_20_Bullet" style:list-style-name="WW8Num2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80" style:family="paragraph" style:parent-style-name="Normal_20_Bullet" style:list-style-name="WW8Num8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81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82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normal" style:language-asian="zxx" style:country-asian="none" style:font-style-asian="normal" style:font-size-complex="10pt" style:language-complex="zxx" style:country-complex="none" style:font-style-complex="normal"/>
    </style:style>
    <style:style style:name="P183" style:family="paragraph" style:parent-style-name="Normal_20_Bullet">
      <style:paragraph-properties fo:margin-left="0.25in" fo:margin-right="0in" fo:text-indent="-0.25in" style:auto-text-indent="false" text:number-lines="false" text:line-number="0">
        <style:tab-stops/>
      </style:paragraph-properties>
    </style:style>
    <style:style style:name="P184" style:family="paragraph" style:parent-style-name="Normal_20_Bullet">
      <style:paragraph-properties fo:margin-left="0.5in" fo:margin-right="0in" fo:text-indent="-0.25in" style:auto-text-indent="false"/>
    </style:style>
    <style:style style:name="P185" style:family="paragraph" style:parent-style-name="Normal_20_Bullet">
      <style:paragraph-properties fo:margin-left="0.5in" fo:margin-right="0in" fo:text-indent="0in" style:auto-text-indent="false"/>
    </style:style>
    <style:style style:name="P186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87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88" style:family="paragraph" style:parent-style-name="Normal_20_Bullet">
      <style:paragraph-properties fo:margin-left="0in" fo:margin-right="0in" fo:text-indent="-0.25in" style:auto-text-indent="false">
        <style:tab-stops/>
      </style:paragraph-properties>
    </style:style>
    <style:style style:name="P189" style:family="paragraph">
      <style:paragraph-properties fo:text-align="center"/>
    </style:style>
    <style:style style:name="P190" style:family="paragraph">
      <style:paragraph-properties fo:margin-left="0.5in" fo:margin-right="0in" fo:text-indent="-0.2295in"/>
    </style:style>
    <style:style style:name="P191" style:family="paragraph">
      <style:paragraph-properties fo:margin-left="0.5in" fo:margin-right="0in" fo:text-indent="0in"/>
      <style:text-properties style:font-name="Courier New" fo:font-size="11pt" style:font-size-asian="11pt" style:font-size-complex="11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none" style:font-style-asian="italic"/>
    </style:style>
    <style:style style:name="T6" style:family="text">
      <style:text-properties style:font-name="Trebuchet MS" fo:font-size="11pt" style:font-size-asian="11pt" style:font-name-complex="Arial"/>
    </style:style>
    <style:style style:name="T7" style:family="text">
      <style:text-properties style:font-name="Trebuchet MS" fo:font-size="11pt" style:font-size-asian="11pt" style:font-name-complex="Arial" style:font-size-complex="11pt"/>
    </style:style>
    <style:style style:name="T8" style:family="text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T9" style:family="text">
      <style:text-properties style:font-name="Trebuchet MS" fo:font-size="18pt" style:font-size-asian="18pt" style:font-name-complex="Arial" style:font-size-complex="11pt"/>
    </style:style>
    <style:style style:name="T10" style:family="text">
      <style:text-properties style:font-name="Trebuchet MS" fo:font-size="9pt" style:font-size-asian="9pt" style:font-name-complex="Arial"/>
    </style:style>
    <style:style style:name="T11" style:family="text">
      <style:text-properties style:font-name="Trebuchet MS" fo:font-size="9pt" style:font-size-asian="9pt" style:font-name-complex="Arial" style:font-size-complex="11pt"/>
    </style:style>
    <style:style style:name="T12" style:family="text">
      <style:text-properties style:font-name="Trebuchet MS" fo:font-size="9pt" style:font-size-asian="9pt" style:font-name-complex="Arial" style:font-size-complex="9pt"/>
    </style:style>
    <style:style style:name="T13" style:family="text">
      <style:text-properties style:font-name="Trebuchet MS" fo:font-size="14pt" style:text-underline-style="solid" style:text-underline-width="auto" style:text-underline-color="font-color" style:font-size-asian="14pt" style:font-name-complex="Arial" style:font-size-complex="11pt"/>
    </style:style>
    <style:style style:name="T14" style:family="text">
      <style:text-properties style:font-name="Courier1" fo:font-style="italic" style:text-underline-style="solid" style:text-underline-width="auto" style:text-underline-color="font-color" style:font-style-asian="italic"/>
    </style:style>
    <style:style style:name="T15" style:family="text">
      <style:text-properties style:font-name="Courier1" fo:font-style="italic" style:font-style-asian="italic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9pt" style:font-size-asian="9pt"/>
    </style:style>
    <style:style style:name="T21" style:family="text">
      <style:text-properties fo:font-size="9pt" style:font-size-asian="9pt" style:font-name-complex="Arial"/>
    </style:style>
    <style:style style:name="T22" style:family="text">
      <style:text-properties fo:font-size="9pt" style:font-size-asian="9pt" style:font-name-complex="Arial" style:font-size-complex="11pt"/>
    </style:style>
    <style:style style:name="T23" style:family="text">
      <style:text-properties fo:font-size="9pt" style:font-size-asian="9pt" style:font-name-complex="Arial" style:font-size-complex="9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4pt" style:text-underline-style="solid" style:text-underline-width="auto" style:text-underline-color="font-color" style:font-size-asian="14pt"/>
    </style:style>
    <style:style style:name="T27" style:family="text">
      <style:text-properties style:text-underline-style="none"/>
    </style:style>
    <style:style style:name="T28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9" style:family="text">
      <style:text-properties fo:font-variant="normal" fo:text-transform="none" fo:color="#000000" fo:letter-spacing="normal" fo:font-style="normal" style:text-underline-style="none" fo:font-weight="bold" style:font-style-asian="normal" style:font-style-complex="normal"/>
    </style:style>
    <style:style style:name="T30" style:family="text">
      <style:text-properties fo:font-variant="normal" fo:text-transform="none" fo:color="#000000" fo:letter-spacing="normal" fo:font-style="normal" style:text-underline-style="none" fo:font-weight="normal" style:font-style-asian="normal" style:font-style-complex="normal"/>
    </style:style>
    <style:style style:name="T3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32" style:family="text">
      <style:text-properties fo:font-variant="normal" fo:text-transform="none" fo:color="#000000" fo:letter-spacing="normal" fo:font-style="italic" style:text-underline-style="solid" style:text-underline-width="auto" style:text-underline-color="font-color" fo:font-weight="bold" style:font-style-asian="italic" style:font-style-complex="italic"/>
    </style:style>
    <style:style style:name="T33" style:family="text">
      <style:text-properties fo:font-variant="normal" fo:text-transform="none" fo:color="#000000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4" style:family="text">
      <style:text-properties fo:font-variant="normal" fo:text-transform="none" fo:color="#212121" style:font-name="inherit" fo:font-size="9pt" fo:letter-spacing="normal" fo:language="es" fo:country="ES" fo:font-style="normal" fo:font-weight="normal" style:font-size-asian="9pt" style:font-name-complex="Arial"/>
    </style:style>
    <style:style style:name="T35" style:family="text">
      <style:text-properties style:font-name="Century Gothic"/>
    </style:style>
    <style:style style:name="T36" style:family="text">
      <style:text-properties style:font-name="Century Gothic" fo:font-size="9pt" style:font-size-asian="9pt" style:font-name-complex="Arial" style:font-size-complex="11pt"/>
    </style:style>
    <style:style style:name="T37" style:family="text">
      <style:text-properties style:font-name="Century Gothic" fo:font-size="18pt" style:font-size-asian="18pt" style:font-size-complex="18pt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style:font-size-asian="11pt" style:font-name-complex="Arial"/>
    </style:style>
    <style:style style:name="T40" style:family="text">
      <style:text-properties fo:font-size="11pt" style:font-size-asian="11pt" style:font-name-complex="Arial" style:font-size-complex="11pt"/>
    </style:style>
    <style:style style:name="T41" style:family="text">
      <style:text-properties fo:font-size="11pt" fo:font-style="italic" style:font-size-asian="11pt" style:font-style-asian="italic" style:font-size-complex="11pt" style:font-style-complex="italic"/>
    </style:style>
    <style:style style:name="T42" style:family="text">
      <style:text-properties fo:font-size="11pt" fo:font-style="italic" style:font-size-asian="11pt" style:font-style-asian="italic" style:font-name-complex="Arial" style:font-size-complex="11pt"/>
    </style:style>
    <style:style style:name="T43" style:family="text">
      <style:text-properties fo:font-size="18pt" style:font-size-asian="18pt" style:font-name-complex="Arial" style:font-size-complex="11pt"/>
    </style:style>
    <style:style style:name="T44" style:family="text">
      <style:text-properties style:font-name="Courier New" fo:font-style="italic" style:text-underline-style="none" style:font-style-asian="italic"/>
    </style:style>
    <style:style style:name="T45" style:family="text">
      <style:text-properties style:font-name="Century Gothic3" fo:font-size="11pt" style:text-underline-style="none" style:font-size-asian="11pt" style:font-size-complex="11pt"/>
    </style:style>
    <style:style style:name="T46" style:family="text">
      <style:text-properties fo:color="#ffffff" fo:font-weight="normal" style:font-weight-asian="normal" style:font-weight-complex="normal"/>
    </style:style>
    <style:style style:name="T47" style:family="text">
      <style:text-properties fo:color="#ffffff" style:font-name="Century Gothic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T48" style:family="text">
      <style:text-properties fo:font-size="8pt" style:font-size-asian="8pt" style:font-name-complex="Arial" style:font-size-complex="8pt"/>
    </style:style>
    <style:style style:name="T49" style:family="text">
      <style:text-properties fo:font-size="10.5pt" style:font-size-asian="10.5pt" style:font-size-complex="10.5pt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11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100%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draw:frame draw:style-name="fr1" draw:name="graphics5" text:anchor-type="paragraph" svg:x="-0.0945in" svg:y="-0.2957in" svg:width="6.8736in" svg:height="9.8626in" draw:z-index="2"><draw:image/></draw:frame></text:p>
      <text:p text:style-name="Standard"><draw:frame draw:style-name="fr1" draw:name="graphics6" text:anchor-type="paragraph" svg:x="-0.1417in" svg:y="-0.7083in" svg:width="7in" svg:height="10.389in" draw:z-index="1"><draw:image/></draw:frame><text:soft-page-break/></text:p>
      <text:h text:style-name="P141" text:outline-level="1" text:is-list-header="true">Lesson 1</text:h>
      <text:p text:style-name="Standard"/>
      <text:p text:style-name="Standard"/>
      <text:h text:style-name="P134" text:outline-level="1" text:is-list-header="true">Reverse-Engineering: How does NinjaCat work?</text:h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6">Thing in the game…</text:p>
          </table:table-cell>
          <table:table-cell table:style-name="Table1.A1" office:value-type="string">
            <text:p text:style-name="P46">What changes about it?</text:p>
          </table:table-cell>
          <table:table-cell table:style-name="Table1.C1" office:value-type="string">
            <text:p text:style-name="P46">More specifically...</text:p>
          </table:table-cell>
        </table:table-row>
        <table:table-row table:style-name="Table1.1">
          <table:table-cell table:style-name="Table1.A2" office:value-type="string">
            <text:p text:style-name="P63">cloud</text:p>
          </table:table-cell>
          <table:table-cell table:style-name="Table1.A2" office:value-type="string">
            <text:p text:style-name="P64">position</text:p>
          </table:table-cell>
          <table:table-cell table:style-name="Table1.C2" office:value-type="string">
            <text:p text:style-name="P65">x-coordinate</text:p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C2" office:value-type="string">
            <text:p text:style-name="P45"/>
          </table:table-cell>
        </table:table-row>
        <table:table-row table:style-name="Table1.1">
          <table:table-cell table:style-name="Table1.A13" office:value-type="string">
            <text:p text:style-name="P45"/>
          </table:table-cell>
          <table:table-cell table:style-name="Table1.A13" office:value-type="string">
            <text:p text:style-name="P45"/>
          </table:table-cell>
          <table:table-cell table:style-name="Table1.C13" office:value-type="string">
            <text:p text:style-name="P45"/>
          </table:table-cell>
        </table:table-row>
        <table:table-row table:style-name="Table1.1">
          <table:table-cell table:style-name="Table1.A13" office:value-type="string">
            <text:p text:style-name="P45"/>
          </table:table-cell>
          <table:table-cell table:style-name="Table1.A13" office:value-type="string">
            <text:p text:style-name="P45"/>
          </table:table-cell>
          <table:table-cell table:style-name="Table1.C13" office:value-type="string">
            <text:p text:style-name="P45"/>
          </table:table-cell>
        </table:table-row>
        <table:table-row table:style-name="Table1.1">
          <table:table-cell table:style-name="Table1.A13" office:value-type="string">
            <text:p text:style-name="P45"/>
          </table:table-cell>
          <table:table-cell table:style-name="Table1.A13" office:value-type="string">
            <text:p text:style-name="P45"/>
          </table:table-cell>
          <table:table-cell table:style-name="Table1.C13" office:value-type="string">
            <text:p text:style-name="P45"/>
          </table:table-cell>
        </table:table-row>
      </table:table>
      <text:h text:style-name="P142" text:outline-level="1" text:is-list-header="true">Finding Coordinates</text:h>
      <text:p text:style-name="P3"><draw:frame draw:style-name="fr2" draw:name="graphics4" text:anchor-type="paragraph" svg:x="0.1563in" svg:y="0.0646in" svg:width="6.6874in" svg:height="4.8071in" draw:z-index="12"><draw:image/></draw:frame></text:p>
      <text:p text:style-name="P3"/>
      <text:p text:style-name="P4"/>
      <text:p text:style-name="P4"/>
      <text:p text:style-name="P4">The coordinates for the PLAYER (NinjaCat) are: <text:s text:c="4"/><text:tab/><text:span text:style-name="T19">( <text:s text:c="10"/>, <text:s text:c="11"/>)</text:span></text:p>
      <text:p text:style-name="Header"><text:s text:c="85"/><text:span text:style-name="T38"><text:s text:c="5"/></text:span><text:span text:style-name="T41">x-coordinate <text:s text:c="4"/>y-coordinate</text:span></text:p>
      <text:p text:style-name="Header"/>
      <text:p text:style-name="Header"/>
      <text:p text:style-name="P4">The coordinates for the DANGER (Dog) are: <text:s text:c="4"/><text:tab/><text:span text:style-name="T19">( <text:s text:c="10"/>, <text:s text:c="11"/>)</text:span></text:p>
      <text:p text:style-name="Header"/>
      <text:p text:style-name="P4"/>
      <text:p text:style-name="P4"/>
      <text:p text:style-name="P4">The coordinates for the TARGET (Ruby) are: <text:s text:c="3"/><text:tab/> <text:span text:style-name="T19">( <text:s text:c="10"/>, <text:s text:c="11"/>)</text:span></text:p>
      <text:p text:style-name="P14">Our Videogame</text:p>
      <text:p text:style-name="P19"/>
      <text:p text:style-name="P19">Created by (write your names): ________________________________________________</text:p>
      <text:h text:style-name="Heading_20_1" text:outline-level="1" text:is-list-header="true">Background</text:h>
      <text:list xml:id="list1575798383840122087" text:style-name="WW8Num10">
        <text:list-header>
          <text:p text:style-name="Normal_20_Bullet"/>
          <text:p text:style-name="P175"/>
          <text:p text:style-name="Normal_20_Bullet">Our game takes place in: ________________________________________________________</text:p>
          <text:p text:style-name="Normal_20_Bullet"><text:tab/><text:tab/><text:tab/><text:tab/><text:tab/>(space? the desert? a mall?)</text:p>
        </text:list-header>
      </text:list>
      <text:h text:style-name="Heading_20_1" text:outline-level="1" text:is-list-header="true">The Player<text:tab/></text:h>
      <text:list xml:id="list790580922" text:continue-numbering="true" text:style-name="WW8Num10">
        <text:list-header>
          <text:p text:style-name="P178"/>
        </text:list-header>
      </text:list>
      <text:list xml:id="list4533895713604992946" text:style-name="WW8Num2">
        <text:list-header>
          <text:p text:style-name="P179">The player is a _____________________________________.</text:p>
        </text:list-header>
      </text:list>
      <text:list xml:id="list423815440" text:continue-list="list790580922" text:style-name="WW8Num10">
        <text:list-header>
          <text:p text:style-name="P183"><text:line-break/>The player moves only up and down.</text:p>
        </text:list-header>
      </text:list>
      <text:h text:style-name="Heading_20_1" text:outline-level="1" text:is-list-header="true">The Target<text:tab/></text:h>
      <text:list xml:id="list1621910003" text:continue-numbering="true" text:style-name="WW8Num10">
        <text:list-header>
          <text:p text:style-name="P178">Your player GAINS points when they hit the target.</text:p>
        </text:list-header>
      </text:list>
      <text:list xml:id="list3616198536226155349" text:style-name="WW8Num8">
        <text:list-header>
          <text:p text:style-name="P180">The Target is a _____________________________________.</text:p>
        </text:list-header>
      </text:list>
      <text:p text:style-name="P176">The Target moves only to the left and right.</text:p>
      <text:h text:style-name="Heading_20_1" text:outline-level="1" text:is-list-header="true">The Danger<text:tab/></text:h>
      <text:list xml:id="list1043072425" text:continue-list="list1621910003" text:style-name="WW8Num10">
        <text:list-header>
          <text:p text:style-name="P178">Your player LOSES points when they hit the danger.</text:p>
        </text:list-header>
      </text:list>
      <text:list xml:id="list4530841814785265791" text:style-name="WW8Num4">
        <text:list-header>
          <text:p text:style-name="P181">The Danger is a ____________________________________.</text:p>
          <text:p text:style-name="P182">The Danger moves only to the left and right.</text:p>
          <text:h text:style-name="P152" text:outline-level="1"><text:span text:style-name="T46">Circle of Evaluation Practice</text:span><text:tab/><text:tab/>Time: 5 minutes</text:h>
        </text:list-header>
      </text:list>
      <text:p text:style-name="Standard">Don't forget to use the computer's symbols for things like <text:span text:style-name="T35">multiply</text:span> and divide!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1">Math</text:p>
          </table:table-cell>
          <table:table-cell table:style-name="Table5.A1" office:value-type="string">
            <text:p text:style-name="P51">Circle of Evaluation</text:p>
          </table:table-cell>
          <table:table-cell table:style-name="Table5.C1" office:value-type="string">
            <text:p text:style-name="P51">Racket Code</text:p>
          </table:table-cell>
        </table:table-row>
        <table:table-row table:style-name="Table5.2">
          <table:table-cell table:style-name="Table5.A1" office:value-type="string">
            <text:p text:style-name="P72"/>
            <text:p text:style-name="P71">5 <text:s text:c="2"/>x <text:s text:c="2"/>10</text:p>
          </table:table-cell>
          <table:table-cell table:style-name="Table5.A1" office:value-type="string">
            <text:p text:style-name="P70"/>
          </table:table-cell>
          <table:table-cell table:style-name="Table5.C1" office:value-type="string">
            <text:p text:style-name="P70"/>
            <text:p text:style-name="P69"/>
          </table:table-cell>
        </table:table-row>
        <table:table-row table:style-name="Table5.2">
          <table:table-cell table:style-name="Table5.A1" office:value-type="string">
            <text:p text:style-name="P75"/>
            <text:p text:style-name="P74">8 + (5 <text:s/>x <text:s/>10)</text:p>
          </table:table-cell>
          <table:table-cell table:style-name="Table5.A1" office:value-type="string">
            <text:p text:style-name="P73"/>
          </table:table-cell>
          <table:table-cell table:style-name="Table5.C1" office:value-type="string">
            <text:p text:style-name="P73"/>
          </table:table-cell>
        </table:table-row>
        <table:table-row table:style-name="Table5.2">
          <table:table-cell table:style-name="Table5.A1" office:value-type="string">
            <text:p text:style-name="P78"/>
            <text:p text:style-name="P77">(8 + 2) <text:s text:c="2"/>- <text:s text:c="2"/>(5 <text:s text:c="2"/>x <text:s/>10)</text:p>
          </table:table-cell>
          <table:table-cell table:style-name="Table5.A1" office:value-type="string">
            <text:p text:style-name="P76"/>
          </table:table-cell>
          <table:table-cell table:style-name="Table5.C1" office:value-type="string">
            <text:p text:style-name="P76"/>
          </table:table-cell>
        </table:table-row>
        <table:table-row table:style-name="Table5.2">
          <table:table-cell table:style-name="Table5.A1" office:value-type="string">
            <text:p text:style-name="P78"/>
            <text:p text:style-name="P102">5 <text:s/>x <text:s/>10</text:p>
            <text:p text:style-name="P103">8 <text:s/>- <text:s/>2</text:p>
          </table:table-cell>
          <table:table-cell table:style-name="Table5.A1" office:value-type="string">
            <text:p text:style-name="P76"/>
          </table:table-cell>
          <table:table-cell table:style-name="Table5.C1" office:value-type="string">
            <text:p text:style-name="P76"/>
          </table:table-cell>
        </table:table-row>
      </table:table>
      <text:p text:style-name="Standard"/>
      <text:h text:style-name="P154" text:outline-level="1" text:is-list-header="true">Lesson 2</text:h>
      <text:p text:style-name="P44">(draw Circles of Evaluation here if you need extra scratch paper)</text:p>
      <text:h text:style-name="P153" text:outline-level="1" text:is-list-header="true">Circles Competition<text:tab/><text:tab/><text:tab/><text:tab/><text:tab/>Time: 5 minut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51">Math</text:p>
          </table:table-cell>
          <table:table-cell table:style-name="Table2.A1" office:value-type="string">
            <text:p text:style-name="P51">Circle of Evaluation</text:p>
          </table:table-cell>
          <table:table-cell table:style-name="Table2.D1" office:value-type="string">
            <text:p text:style-name="P51">Racket Code</text:p>
          </table:table-cell>
        </table:table-row>
        <table:table-row table:style-name="Table2.2">
          <table:table-cell table:style-name="Table2.A2" office:value-type="string">
            <text:p text:style-name="P104">Round 1</text:p>
          </table:table-cell>
          <table:table-cell table:style-name="Table2.A1" office:value-type="string">
            <text:p text:style-name="P72"/>
            <text:p text:style-name="P71">(3 * 7) - (1 + 2)</text:p>
          </table:table-cell>
          <table:table-cell table:style-name="Table2.A1" office:value-type="string">
            <text:p text:style-name="P70"/>
          </table:table-cell>
          <table:table-cell table:style-name="Table2.D1" office:value-type="string">
            <text:p text:style-name="P70"/>
            <text:p text:style-name="P69"/>
          </table:table-cell>
        </table:table-row>
        <table:table-row table:style-name="Table2.2">
          <table:table-cell table:style-name="Table2.A2" office:value-type="string">
            <text:p text:style-name="P105">Round 2</text:p>
          </table:table-cell>
          <table:table-cell table:style-name="Table2.A1" office:value-type="string">
            <text:p text:style-name="P75"/>
            <text:p text:style-name="P74">3 - (1 + 2)</text:p>
          </table:table-cell>
          <table:table-cell table:style-name="Table2.A1" office:value-type="string">
            <text:p text:style-name="P73"/>
          </table:table-cell>
          <table:table-cell table:style-name="Table2.D1" office:value-type="string">
            <text:p text:style-name="P73"/>
          </table:table-cell>
        </table:table-row>
        <table:table-row table:style-name="Table2.2">
          <table:table-cell table:style-name="Table2.A2" office:value-type="string">
            <text:p text:style-name="P106">Round 3</text:p>
          </table:table-cell>
          <table:table-cell table:style-name="Table2.A1" office:value-type="string">
            <text:p text:style-name="P78"/>
            <text:p text:style-name="P77">3 - <text:s/>(1 + (5 * 6))</text:p>
          </table:table-cell>
          <table:table-cell table:style-name="Table2.A1" office:value-type="string">
            <text:p text:style-name="P76"/>
          </table:table-cell>
          <table:table-cell table:style-name="Table2.D1" office:value-type="string">
            <text:p text:style-name="P76"/>
          </table:table-cell>
        </table:table-row>
        <table:table-row table:style-name="Table2.2">
          <table:table-cell table:style-name="Table2.A2" office:value-type="string">
            <text:p text:style-name="P106">Round 4</text:p>
          </table:table-cell>
          <table:table-cell table:style-name="Table2.A1" office:value-type="string">
            <text:p text:style-name="P78"/>
            <text:p text:style-name="P77">(1 + (5 * 6)) - 3</text:p>
          </table:table-cell>
          <table:table-cell table:style-name="Table2.A1" office:value-type="string">
            <text:p text:style-name="P76"/>
          </table:table-cell>
          <table:table-cell table:style-name="Table2.D1" office:value-type="string">
            <text:p text:style-name="P76"/>
          </table:table-cell>
        </table:table-row>
      </table:table>
      <text:h text:style-name="P154" text:outline-level="1" text:is-list-header="true">Lesson 3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43" text:outline-level="1" text:is-list-header="true">Fast Functions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8">; _________________:_________________ -&gt; ________________</text:p>
            <text:p text:style-name="P110"><text:s text:c="22"/>name <text:s text:c="35"/>domain <text:s text:c="48"/>range</text:p>
          </table:table-cell>
        </table:table-row>
        <table:table-row table:style-name="Table4.2">
          <table:table-cell table:style-name="Table4.A2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2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4" office:value-type="string">
            <text:p text:style-name="P27">(define (_____ _____) ____________________________)</text:p>
            <text:p text:style-name="P117"/>
          </table:table-cell>
        </table:table-row>
        <table:table-row table:style-name="Table4.1">
          <table:table-cell table:style-name="Table4.A5" office:value-type="string">
            <text:p text:style-name="P108">; _________________:_________________ -&gt; ________________</text:p>
            <text:p text:style-name="P110"><text:s text:c="22"/>name <text:s text:c="35"/>domain <text:s text:c="48"/>range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117"/>
          </table:table-cell>
        </table:table-row>
        <table:table-row table:style-name="Table4.1">
          <table:table-cell table:style-name="Table4.A9" office:value-type="string">
            <text:p text:style-name="P108">; _________________:_________________ -&gt; ________________</text:p>
            <text:p text:style-name="P110"><text:s text:c="22"/>name <text:s text:c="35"/>domain <text:s text:c="48"/>range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28"/>
          </table:table-cell>
        </table:table-row>
        <table:table-row table:style-name="Table4.1">
          <table:table-cell table:style-name="Table4.A9" office:value-type="string">
            <text:p text:style-name="P108">; _________________:_________________ -&gt; ________________</text:p>
            <text:p text:style-name="P110"><text:s text:c="22"/>name <text:s text:c="35"/>domain <text:s text:c="48"/>range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27"/>
          </table:table-cell>
        </table:table-row>
      </table:table>
      <text:h text:style-name="P147" text:outline-level="1" text:is-list-header="true"><text:soft-page-break/><text:span text:style-name="T37">F</text:span><text:span text:style-name="T37">ast Functions</text:span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8">; _________________:_________________ -&gt; ________________</text:p>
            <text:p text:style-name="P110"><text:s text:c="22"/>name <text:s text:c="35"/>domain <text:s text:c="48"/>range</text:p>
          </table:table-cell>
        </table:table-row>
        <table:table-row table:style-name="Table6.2">
          <table:table-cell table:style-name="Table6.A2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2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4" office:value-type="string">
            <text:p text:style-name="P27">(define (_____ _____) ____________________________)</text:p>
            <text:p text:style-name="P117"/>
          </table:table-cell>
        </table:table-row>
        <table:table-row table:style-name="Table6.1">
          <table:table-cell table:style-name="Table6.A5" office:value-type="string">
            <text:p text:style-name="P108">; _________________:_________________ -&gt; ________________</text:p>
            <text:p text:style-name="P110"><text:s text:c="22"/>name <text:s text:c="35"/>domain <text:s text:c="48"/>range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117"/>
          </table:table-cell>
        </table:table-row>
        <table:table-row table:style-name="Table6.1">
          <table:table-cell table:style-name="Table6.A9" office:value-type="string">
            <text:p text:style-name="P108">; _________________:_________________ -&gt; ________________</text:p>
            <text:p text:style-name="P110"><text:s text:c="22"/>name <text:s text:c="35"/>domain <text:s text:c="48"/>range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28"/>
          </table:table-cell>
        </table:table-row>
        <table:table-row table:style-name="Table6.1">
          <table:table-cell table:style-name="Table6.A9" office:value-type="string">
            <text:p text:style-name="P108">; _________________:_________________ -&gt; ________________</text:p>
            <text:p text:style-name="P110"><text:s text:c="22"/>name <text:s text:c="35"/>domain <text:s text:c="48"/>range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27"/>
          </table:table-cell>
        </table:table-row>
      </table:table>
      <text:h text:style-name="P136" text:outline-level="1" text:is-list-header="true"><text:soft-page-break/>Lesson 4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15">Design Recipe</text:p>
      <text:p text:style-name="P162"/>
      <text:p text:style-name="P163">Word Problem: rocket-height</text:p>
      <text:p text:style-name="P162">A rocket blasts off, traveling at 7 meters per second. Write a function called “rocket-height” that takes in the number of seconds that have passed since the rocket took off, and which produces the height of the rocket at that time.</text:p>
      <text:h text:style-name="Heading_20_1" text:outline-level="1">Contract+Purpose Statement</text:h>
      <text:p text:style-name="P34">Every contract has three parts:</text:p>
      <text:p text:style-name="P34"/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11">name<text:tab/><text:tab/><text:tab/><text:tab/><text:tab/><text:tab/>Domain<text:tab/><text:tab/><text:tab/><text:tab/> <text:s text:c="3"/>Range</text:span></text:p>
      <text:p text:style-name="P39"/>
      <text:p text:style-name="Standard"><text:span text:style-name="T9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4">On the computer, write an example of your function in action, using EXAMPLE.</text:p>
      <text:p text:style-name="P43"/>
      <text:p text:style-name="Code">(EXAMPLE (________________________________) </text:p>
      <text:p text:style-name="P79"><text:span text:style-name="T6"><text:s/></text:span><text:span text:style-name="T10">the user types…<text:tab/></text:span></text:p>
      <text:p text:style-name="P80"/>
      <text:p text:style-name="P82"><text:tab/></text:p>
      <text:p text:style-name="P82"/>
      <text:p text:style-name="P81">_________________________________________________)</text:p>
      <text:p text:style-name="P83">..…which should become</text:p>
      <text:p text:style-name="P82"/>
      <text:p text:style-name="P84"/>
      <text:p text:style-name="P84"/>
      <text:p text:style-name="Code">(EXAMPLE (________________________________) </text:p>
      <text:p text:style-name="P79"><text:span text:style-name="T6"><text:s/></text:span><text:span text:style-name="T10">the user types…<text:tab/></text:span></text:p>
      <text:p text:style-name="P80"/>
      <text:p text:style-name="P82"><text:tab/></text:p>
      <text:p text:style-name="P82"/>
      <text:p text:style-name="P81">_________________________________________________)</text:p>
      <text:p text:style-name="P83">..…which should become</text:p>
      <text:h text:style-name="Heading_20_1" text:outline-level="1">Definition </text:h>
      <text:list xml:id="list620819889" text:continue-list="list1043072425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Code">(define (____________ <text:s text:c="4"/>___________________)</text:p>
      <text:p text:style-name="Standard"><text:span text:style-name="T6"><text:tab/><text:tab/> <text:s text:c="4"/></text:span><text:span text:style-name="T10">function name<text:tab/><text:tab/><text:tab/> <text:s text:c="4"/>variable names</text:span></text:p>
      <text:list xml:id="list1255900672" text:continue-numbering="true" text:style-name="WW8Num10">
        <text:list-header>
          <text:p text:style-name="Normal_20_Bullet"/>
        </text:list-header>
      </text:list>
      <text:p text:style-name="P37"/>
      <text:p text:style-name="P37"><text:tab/>________________________________________________)</text:p>
      <text:p text:style-name="P40"><text:tab/><text:tab/><text:tab/><text:span text:style-name="T20">..…and the computer does this</text:span></text:p>
      <text:p text:style-name="P15">Design Recipe</text:p>
      <text:list xml:id="list2064894963" text:continue-numbering="true" text:style-name="WW8Num10">
        <text:list-header>
          <text:p text:style-name="P177"/>
        </text:list-header>
      </text:list>
      <text:p text:style-name="P163">Word Problem: red-square</text:p>
      <text:p text:style-name="P160"><text:span text:style-name="T1">Use the Design Recipe to write a function </text:span><text:span text:style-name="T14">red-square,</text:span><text:span text:style-name="T15"> </text:span><text:span text:style-name="T1">which takes in a number (the size of the square) and outputs a solid red rectangle whose length and width are the same size. </text:span></text:p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N</text:span><text:span text:style-name="T11">ame<text:tab/><text:tab/><text:tab/><text:tab/><text:tab/><text:tab/>Domain<text:tab/><text:tab/><text:tab/><text:tab/> <text:s text:c="3"/>Range</text:span></text:p>
      <text:p text:style-name="P39"/>
      <text:p text:style-name="Standard"><text:span text:style-name="T9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4">On the computer, write an example of your function in action, using EXAMPLE</text:p>
      <text:p text:style-name="P43"/>
      <text:p text:style-name="P35">(EXAMPLE<text:tab/>(___________________________________________) </text:p>
      <text:p text:style-name="P79"><text:span text:style-name="T6"><text:s/></text:span><text:span text:style-name="T10">the user says…<text:tab/></text:span></text:p>
      <text:p text:style-name="P80"/>
      <text:p text:style-name="P82"><text:tab/></text:p>
      <text:p text:style-name="P82"/>
      <text:p text:style-name="P81">_________________________________________________) </text:p>
      <text:p text:style-name="P83">..…Racket replies</text:p>
      <text:p text:style-name="P82"/>
      <text:p text:style-name="P84"/>
      <text:p text:style-name="P84"/>
      <text:p text:style-name="P84">(EXAMPLE<text:tab/>(___________________________________________) </text:p>
      <text:p text:style-name="P79"><text:span text:style-name="T6"><text:s/></text:span><text:span text:style-name="T10">the user says…<text:tab/></text:span></text:p>
      <text:p text:style-name="P80"/>
      <text:p text:style-name="P82"><text:tab/></text:p>
      <text:p text:style-name="P82"/>
      <text:p text:style-name="P81">_________________________________________________) </text:p>
      <text:p text:style-name="P83">..…Racket turns that into</text:p>
      <text:h text:style-name="Heading_20_1" text:outline-level="1">Definition</text:h>
      <text:list xml:id="list965490996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10">function name<text:tab/><text:tab/><text:tab/> <text:s text:c="4"/>variable names</text:span></text:p>
      <text:p text:style-name="P37"/>
      <text:p text:style-name="P37"><text:tab/>________________________________________________)</text:p>
      <text:p text:style-name="P40"><text:span text:style-name="T10"><text:tab/><text:tab/><text:tab/></text:span><text:span text:style-name="T20">..…and the computer does this</text:span></text:p>
      <text:p text:style-name="P16">Design Recipe</text:p>
      <text:list xml:id="list232316415" text:continue-numbering="true" text:style-name="WW8Num10">
        <text:list-header>
          <text:p text:style-name="P161"/>
        </text:list-header>
      </text:list>
      <text:p text:style-name="P163">Word Problem: yard-area</text:p>
      <text:p text:style-name="P160"><text:span text:style-name="T1">Use the Design Recipe to write a function </text:span><text:span text:style-name="T14">yard-area</text:span><text:span text:style-name="T1">, which takes in the width and length of a yard, and returns the area of the yard. <text:line-break/></text:span></text:p>
      <text:p text:style-name="P162"><text:tab/>(Don’t forget: <text:s text:c="2"/>area = length * width !)</text:p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11">name<text:tab/><text:tab/><text:tab/><text:tab/><text:tab/><text:tab/>Domain<text:tab/><text:tab/><text:tab/><text:tab/> <text:s text:c="3"/>Range</text:span></text:p>
      <text:p text:style-name="P39"/>
      <text:p text:style-name="Standard"><text:span text:style-name="T9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4">On the computer, write an example of your function in action, using EXAMPLE.</text:p>
      <text:p text:style-name="P43"/>
      <text:p text:style-name="P35">(EXAMPLE<text:tab/>(___________________________________________) </text:p>
      <text:p text:style-name="P79"><text:span text:style-name="T6"><text:s/></text:span><text:span text:style-name="T10">Use the function here<text:tab/></text:span></text:p>
      <text:p text:style-name="P80"/>
      <text:p text:style-name="P82"><text:tab/></text:p>
      <text:p text:style-name="P82"/>
      <text:p text:style-name="P81">_________________________________________________) </text:p>
      <text:p text:style-name="P85">find another way to get the same result here</text:p>
      <text:p text:style-name="P82"/>
      <text:p text:style-name="P84"/>
      <text:p text:style-name="P84"/>
      <text:p text:style-name="P84">(EXAMPLE<text:tab/>(___________________________________________) </text:p>
      <text:p text:style-name="P79"><text:span text:style-name="T6"><text:s/></text:span><text:span text:style-name="T10">Use the function here…<text:tab/></text:span></text:p>
      <text:p text:style-name="P80"/>
      <text:p text:style-name="P82"><text:tab/></text:p>
      <text:p text:style-name="P82"/>
      <text:p text:style-name="P81">_________________________________________________) </text:p>
      <text:p text:style-name="P85">find another way to get the same result here</text:p>
      <text:h text:style-name="Heading_20_1" text:outline-level="1">Definition</text:h>
      <text:list xml:id="list2175783681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10">function name<text:tab/><text:tab/><text:tab/> <text:s text:c="4"/>variable names</text:span></text:p>
      <text:p text:style-name="P37"/>
      <text:p text:style-name="P37"><text:tab/>________________________________________________)</text:p>
      <text:p text:style-name="P40"><text:span text:style-name="T10"><text:tab/><text:tab/><text:tab/></text:span><text:span text:style-name="T20">..…and the computer does this</text:span></text:p>
      <text:h text:style-name="P154" text:outline-level="1" text:is-list-header="true">Lesson 5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49"/>
      <text:p text:style-name="P16">Problema de Palabras: update-danger</text:p>
      <text:list xml:id="list656368826" text:continue-numbering="true" text:style-name="WW8Num10">
        <text:list-header>
          <text:p text:style-name="P161"/>
        </text:list-header>
      </text:list>
      <text:p text:style-name="P163">Problema de Palabras: update-danger</text:p>
      <text:p text:style-name="P160"><text:span text:style-name="T1">Utiliza la Receta de Diseño para escribir la función 'actualiza-peligro', que tome la coordenada X correspondiente a peligro y produzca la siguiente coordenada X, ubicada 50 píxeles a la izquierda.</text:span></text:p>
      <text:list xml:id="list1726430965" text:continue-numbering="true" text:style-name="WW8Num10">
        <text:list-header>
          <text:p text:style-name="P164"/>
        </text:list-header>
      </text:list>
      <text:h text:style-name="Heading_20_1" text:outline-level="1" text:restart-numbering="true" text:start-value="-1">Declaración de contrato y propósito</text:h>
      <text:p text:style-name="P34">Todo contrato tiene 3 partes...</text:p>
      <text:p text:style-name="P34"/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N</text:span><text:span text:style-name="T11">ame<text:tab/><text:tab/><text:tab/><text:tab/><text:tab/><text:tab/>Dominio<text:tab/><text:tab/><text:tab/><text:tab/> <text:s text:c="3"/>Rango</text:span></text:p>
      <text:p text:style-name="P39"/>
      <text:p text:style-name="Standard"><text:span text:style-name="T9">;</text:span><text:span text:style-name="T7"> _______________________________________________________________________________</text:span></text:p>
      <text:p text:style-name="P39"><text:tab/><text:tab/><text:tab/><text:tab/><text:tab/>¿Qué hace la función?<text:tab/><text:tab/><text:tab/><text:tab/> <text:s text:c="3"/></text:p>
      <text:h text:style-name="Heading_20_1" text:outline-level="1">Ejemplos</text:h>
      <text:p text:style-name="P34">Escribe algunos ejemplos, luego circula y marca los cambios...</text:p>
      <text:p text:style-name="P43"/>
      <text:p text:style-name="P35">(EXAMPLE<text:tab/>(___________________________________________) </text:p>
      <text:p text:style-name="P79"><text:span text:style-name="T12"><text:s/>Us</text:span><text:span text:style-name="T10">a la función aquí...<text:tab/></text:span></text:p>
      <text:p text:style-name="P80"/>
      <text:p text:style-name="P82"><text:tab/></text:p>
      <text:p text:style-name="P82"/>
      <text:p text:style-name="P81">_________________________________________________)</text:p>
      <text:p text:style-name="P85">encuentra otra forma de obtener el mismo resultado aquí</text:p>
      <text:p text:style-name="P82"/>
      <text:p text:style-name="P84"/>
      <text:p text:style-name="P84"/>
      <text:p text:style-name="P84">(EXAMPLE<text:tab/>(___________________________________________) </text:p>
      <text:p text:style-name="P79"><text:span text:style-name="T12"><text:s/>Us</text:span><text:span text:style-name="T10">a la función aquí...<text:tab/></text:span></text:p>
      <text:p text:style-name="P80"/>
      <text:p text:style-name="P82"><text:tab/></text:p>
      <text:p text:style-name="P82"/>
      <text:p text:style-name="P81">_________________________________________________)</text:p>
      <text:p text:style-name="P85">encuentra otra forma de obtener el mismo resultado aquí</text:p>
      <text:h text:style-name="Heading_20_1" text:outline-level="1">Definición</text:h>
      <text:list xml:id="list1085257513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/text:span><text:span text:style-name="T12"><text:s text:c="4"/>nombre de función </text:span><text:span text:style-name="T6"><text:s text:c="23"/></text:span><text:span text:style-name="T10">nombre de variables </text:span></text:p>
      <text:p text:style-name="P37"/>
      <text:p text:style-name="P37"><text:tab/>________________________________________________)</text:p>
      <text:p text:style-name="P21"><text:tab/><text:tab/><text:tab/>... y la computadora hace esto</text:p>
      <text:p text:style-name="P16">Problema de Palabras: </text:p>
      <text:list xml:id="list955990395" text:continue-numbering="true" text:style-name="WW8Num10">
        <text:list-header>
          <text:p text:style-name="P161"/>
        </text:list-header>
      </text:list>
      <text:p text:style-name="P163">Problema de Palabras: update-target</text:p>
      <text:p text:style-name="P163"/>
      <text:p text:style-name="P160"><text:span text:style-name="T1">Escribe la función 'actualizar-objetivo', que tome la coordenada X del objetivo y produzca la siguiente coordenada X, ubicada 50 píxeles a la derecha.. </text:span></text:p>
      <text:h text:style-name="Heading_20_1" text:outline-level="1" text:restart-numbering="true" text:start-value="-1">Declaración de contrato y propósito</text:h>
      <text:p text:style-name="P34">Todo contrato tiene 3 partes...</text:p>
      <text:p text:style-name="P34"/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12">Nombre</text:span><text:span text:style-name="T11"><text:tab/><text:tab/><text:tab/><text:tab/><text:tab/><text:tab/>Dominio<text:tab/><text:tab/><text:tab/><text:tab/> <text:s text:c="3"/>Rango</text:span></text:p>
      <text:p text:style-name="P39"/>
      <text:p text:style-name="Standard"><text:span text:style-name="T9">;</text:span><text:span text:style-name="T7"> _______________________________________________________________________________</text:span></text:p>
      <text:p text:style-name="P39"><text:tab/><text:tab/><text:tab/><text:tab/><text:tab/>¿Qué hace la función?<text:tab/><text:tab/><text:tab/><text:tab/> <text:s text:c="3"/></text:p>
      <text:h text:style-name="Heading_20_1" text:outline-level="1">Ejemplos</text:h>
      <text:p text:style-name="P34">Escribe algunos ejemplos, luego circula y marca los cambios...</text:p>
      <text:p text:style-name="P43"/>
      <text:p text:style-name="P35">(EXAMPLE<text:tab/>(___________________________________________) </text:p>
      <text:p text:style-name="P79"><text:span text:style-name="T12"><text:s/>Usa la función aquí...</text:span><text:span text:style-name="T10"><text:tab/></text:span></text:p>
      <text:p text:style-name="P80"/>
      <text:p text:style-name="P82"><text:tab/></text:p>
      <text:p text:style-name="P82"/>
      <text:p text:style-name="P81">_________________________________________________)</text:p>
      <text:p text:style-name="P85">encuentra otra forma de obtener el mismo resultado aquí</text:p>
      <text:p text:style-name="P82"/>
      <text:p text:style-name="P84"/>
      <text:p text:style-name="P84"/>
      <text:p text:style-name="P84">(EXAMPLE<text:tab/>(___________________________________________) </text:p>
      <text:p text:style-name="P79"><text:span text:style-name="T12"><text:s text:c="2"/>Usa la función aquí...</text:span><text:span text:style-name="T10"><text:tab/></text:span></text:p>
      <text:p text:style-name="P80"/>
      <text:p text:style-name="P82"><text:tab/></text:p>
      <text:p text:style-name="P82"/>
      <text:p text:style-name="P81">_________________________________________________)</text:p>
      <text:p text:style-name="P85">encuentra otra forma de obtener el mismo resultado aquí</text:p>
      <text:h text:style-name="Heading_20_1" text:outline-level="1">Definición</text:h>
      <text:list xml:id="list1616988933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2"/></text:span><text:span text:style-name="T12"><text:s text:c="2"/>nombre de función</text:span><text:span text:style-name="T6"> <text:s text:c="2"/></text:span><text:span text:style-name="T10"><text:tab/><text:tab/><text:tab/> <text:s text:c="4"/>nombre de variables</text:span></text:p>
      <text:p text:style-name="P37"/>
      <text:p text:style-name="P37"><text:tab/>________________________________________________)</text:p>
      <text:p text:style-name="P21"><text:tab/><text:tab/><text:tab/>... y la computadora hace esto</text:p>
      <text:h text:style-name="P154" text:outline-level="1" text:is-list-header="true">Lesson 6</text:h>
      <text:p text:style-name="Standard"/>
      <text:p text:style-name="P30">Design Recipe</text:p>
      <text:p text:style-name="P107">Sam está en un área plana de 640 x 480. ¿Qué tan lejos puede moverse hacia la izquierda y hacia la derecha antes de que lo perdamos de vista?</text:p>
      <text:p text:style-name="P160"/>
      <text:p text:style-name="P160"><draw:frame text:anchor-type="paragraph" draw:z-index="10" draw:style-name="gr5" draw:text-style-name="P191" svg:width="1.926in" svg:height="0.224in" svg:x="5.2in" svg:y="0.1575in"><draw:text-box><text:p text:style-name="P190"><text:span text:style-name="T51">(&gt; <text:s text:c="2"/>x <text:s/>-50)</text:span></text:p></draw:text-box></draw:frame></text:p>
      <text:list xml:id="list5363503937013884590" text:style-name="WW8Num5">
        <text:list-item>
          <text:p text:style-name="P168"><text:s/>Una parte de Sam es todavía visible a la izquierda siempre y cuando … _____<text:span text:style-name="T45">_________</text:span></text:p>
        </text:list-item>
      </text:list>
      <text:list xml:id="list2086511168" text:continue-list="list1616988933" text:style-name="WW8Num10">
        <text:list-header>
          <text:p text:style-name="P184"/>
          <text:p text:style-name="P184"/>
        </text:list-header>
      </text:list>
      <text:list xml:id="list1344312088" text:continue-list="list5363503937013884590" text:style-name="WW8Num5">
        <text:list-item>
          <text:p text:style-name="P168"><text:s/>Una parte de Sam es todavía visible a la derecha siempre y cuando ... <text:s text:c="2"/>________________</text:p>
        </text:list-item>
      </text:list>
      <text:p text:style-name="P160"/>
      <text:list xml:id="list1936879951" text:continue-numbering="true" text:style-name="WW8Num5">
        <text:list-item>
          <text:p text:style-name="P168">Dibuje el Círculo de evaluación para estas dos expresiones en los círculos a continuación:</text:p>
        </text:list-item>
      </text:list>
      <text:list xml:id="list1195798606" text:continue-list="list2086511168" text:style-name="WW8Num10">
        <text:list-header>
          <text:p text:style-name="Normal_20_Bullet"/>
        </text:list-header>
      </text:list>
      <text:p text:style-name="P160"><draw:ellipse text:anchor-type="paragraph" draw:z-index="5" draw:style-name="gr3" draw:text-style-name="P189" svg:width="2.8189in" svg:height="2.8386in" svg:x="0.4264in" svg:y="0.1008in"><text:p/></draw:ellipse></text:p>
      <text:p text:style-name="P160"/>
      <text:p text:style-name="P160"/>
      <text:p text:style-name="P160"/>
      <text:p text:style-name="P160"/>
      <text:p text:style-name="P160"/>
      <text:list xml:id="list1246785791" text:continue-list="list1936879951" text:style-name="WW8Num5">
        <text:list-header>
          <text:p text:style-name="P168"/>
        </text:list-header>
      </text:list>
      <text:list xml:id="list1342428933" text:continue-list="list1195798606" text:style-name="WW8Num10">
        <text:list-header>
          <text:p text:style-name="P185"/>
          <text:p text:style-name="P185"/>
        </text:list-header>
      </text:list>
      <text:list xml:id="list351464924" text:continue-list="list1246785791" text:style-name="WW8Num5">
        <text:list-header>
          <text:p text:style-name="P168"><text:line-break/><text:line-break/><text:line-break/></text:p>
        </text:list-header>
      </text:list>
      <text:p text:style-name="P160"><draw:ellipse text:anchor-type="paragraph" draw:z-index="4" draw:style-name="gr2" draw:text-style-name="P189" svg:width="2.8189in" svg:height="2.8386in" svg:x="3.7752in" svg:y="-0.2972in"><text:p/></draw:ellipse></text:p>
      <text:p text:style-name="P160"/>
      <text:p text:style-name="P160"/>
      <text:p text:style-name="P160"/>
      <text:p text:style-name="P160"/>
      <text:p text:style-name="P160"/>
      <text:p text:style-name="P160"/>
      <text:list xml:id="list1102531793" text:continue-list="list1342428933" text:style-name="WW8Num10">
        <text:list-header>
          <text:p text:style-name="P169"/>
        </text:list-header>
      </text:list>
      <text:p text:style-name="P41"><text:line-break/><text:line-break/><text:line-break/></text:p>
      <text:p text:style-name="P16">Design Recipe</text:p>
      <text:list xml:id="list1374522010" text:continue-numbering="true" text:style-name="WW8Num10">
        <text:list-header>
          <text:p text:style-name="P161"/>
        </text:list-header>
      </text:list>
      <text:p text:style-name="P163">Word Problem: safe-left?</text:p>
      <text:p text:style-name="P163"/>
      <text:p text:style-name="P160"><text:span text:style-name="T1">Use the Design Recipe to write a function </text:span><text:span text:style-name="T44">safe-left?</text:span><text:span text:style-name="T5">,</text:span><text:span text:style-name="T1"> which takes in an x-coordinate and checks to see if it is </text:span><text:span text:style-name="T5">greater than -50</text:span><text:span text:style-name="T1">. </text:span></text:p>
      <text:h text:style-name="Heading_20_1" text:outline-level="1" text:restart-numbering="true" text:start-value="-1">Contract+Purpose Statement</text:h>
      <text:p text:style-name="P53">Every contract has three parts:</text:p>
      <text:p text:style-name="P34"/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11">name<text:tab/><text:tab/><text:tab/><text:tab/><text:tab/><text:tab/>Domain<text:tab/><text:tab/><text:tab/><text:tab/> <text:s text:c="3"/>Range</text:span></text:p>
      <text:p text:style-name="P39"/>
      <text:p text:style-name="Standard"><text:span text:style-name="T9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53">On the computer, write an example of your function in action, using EXAMPLE.</text:p>
      <text:p text:style-name="P43"/>
      <text:p text:style-name="P35">(EXAMPLE<text:tab/>(___________________________________________) </text:p>
      <text:p text:style-name="P79"><text:span text:style-name="T6"><text:s/></text:span><text:span text:style-name="T10">Use the function here<text:tab/></text:span></text:p>
      <text:p text:style-name="P80"/>
      <text:p text:style-name="P20"><text:tab/></text:p>
      <text:p text:style-name="P82"/>
      <text:p text:style-name="P81">_________________________________________________)</text:p>
      <text:p text:style-name="P85">find another way to get the same result here</text:p>
      <text:p text:style-name="P82"/>
      <text:p text:style-name="P84"/>
      <text:p text:style-name="P84"/>
      <text:p text:style-name="P84">(EXAMPLE<text:tab/>(___________________________________________) </text:p>
      <text:p text:style-name="P79"><text:span text:style-name="T6"><text:s/></text:span><text:span text:style-name="T10">Use the function here…<text:tab/></text:span></text:p>
      <text:p text:style-name="P80"/>
      <text:p text:style-name="P80"/>
      <text:p text:style-name="P82"/>
      <text:p text:style-name="P81">_________________________________________________)</text:p>
      <text:p text:style-name="P85">find another way to get the same result here</text:p>
      <text:h text:style-name="Heading_20_1" text:outline-level="1">Definition</text:h>
      <text:list xml:id="list721414666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10">function name<text:tab/><text:tab/><text:tab/> <text:s text:c="4"/>variable names</text:span></text:p>
      <text:p text:style-name="P37"/>
      <text:p text:style-name="P37"><text:tab/>________________________________________________)</text:p>
      <text:h text:style-name="P138" text:outline-level="1" text:is-list-header="true">…and the computer does this</text:h>
      <text:p text:style-name="P8"/>
      <text:h text:style-name="P139" text:outline-level="1" text:is-list-header="true">Design Recipe</text:h>
      <text:list xml:id="list1882687522" text:continue-numbering="true" text:style-name="WW8Num10">
        <text:list-header>
          <text:p text:style-name="P161"/>
        </text:list-header>
      </text:list>
      <text:p text:style-name="P163">Word Problem: safe-right?</text:p>
      <text:p text:style-name="P163"/>
      <text:p text:style-name="P160"><text:span text:style-name="T1">Use the Design Recipe to write a function </text:span><text:span text:style-name="T14">safe-right?</text:span><text:span text:style-name="T1">, which takes in an x-coordinate and checks to see if it is less than 690. </text:span></text:p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11">name<text:tab/><text:tab/><text:tab/><text:tab/><text:tab/><text:tab/>Domain<text:tab/><text:tab/><text:tab/><text:tab/> <text:s text:c="3"/>Range</text:span></text:p>
      <text:p text:style-name="P39"/>
      <text:p text:style-name="Standard"><text:span text:style-name="T9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4">On the computer, write an example of your function in action, using EXAMPLE.</text:p>
      <text:p text:style-name="P43"/>
      <text:p text:style-name="P35">(EXAMPLE<text:tab/>(___________________________________________) </text:p>
      <text:p text:style-name="P79"><text:span text:style-name="T6"><text:s/></text:span><text:span text:style-name="T10">Use the function here<text:tab/></text:span></text:p>
      <text:p text:style-name="P80"/>
      <text:p text:style-name="P82"><text:tab/></text:p>
      <text:p text:style-name="P82"/>
      <text:p text:style-name="P81">_________________________________________________)</text:p>
      <text:p text:style-name="P85">find another way to get the same result here</text:p>
      <text:p text:style-name="P82"/>
      <text:p text:style-name="P84"/>
      <text:p text:style-name="P84"/>
      <text:p text:style-name="P84">(EXAMPLE<text:tab/>(___________________________________________) </text:p>
      <text:p text:style-name="P79"><text:span text:style-name="T6"><text:s/></text:span><text:span text:style-name="T10">Use the function here…<text:tab/></text:span></text:p>
      <text:p text:style-name="P80"/>
      <text:p text:style-name="P82"><text:tab/></text:p>
      <text:p text:style-name="P82"/>
      <text:p text:style-name="P81">_________________________________________________)</text:p>
      <text:p text:style-name="P85">find another way to get the same result here</text:p>
      <text:h text:style-name="Heading_20_1" text:outline-level="1">Definition</text:h>
      <text:list xml:id="list916710731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10">function name<text:tab/><text:tab/><text:tab/> <text:s text:c="4"/>variable names</text:span></text:p>
      <text:p text:style-name="P37"/>
      <text:p text:style-name="P37"><text:tab/>________________________________________________)</text:p>
      <text:h text:style-name="P156" text:outline-level="1" text:is-list-header="true">…and the computer does this</text:h>
      <text:h text:style-name="P151" text:outline-level="1" text:is-list-header="true">and / or</text:h>
      <text:p text:style-name="Standard"><text:soft-page-break/></text:p>
      <text:p text:style-name="P159">Escribe los Círculos de evaluación para estas expresiones, y luego conviértelos a código Racket</text:p>
      <text:list xml:id="list7871828871466674348" text:style-name="WW8Num1">
        <text:list-item>
          <text:list>
            <text:list-item>
              <text:p text:style-name="P158">Dos es menos que cinco, <text:span text:style-name="T24">y</text:span> cero es igual a seis.</text:p>
            </text:list-item>
          </text:list>
        </text:list-item>
      </text:list>
      <text:p text:style-name="P13"/>
      <text:p text:style-name="P13"><draw:ellipse text:anchor-type="paragraph" draw:z-index="3" draw:style-name="gr1" draw:text-style-name="P189" svg:width="2.8189in" svg:height="2.8386in" svg:x="0.828in" svg:y="0.0547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721155714" text:continue-numbering="true" text:style-name="WW8Num1">
        <text:list-item>
          <text:list>
            <text:list-item>
              <text:p text:style-name="P158">Dos es menos que cuatro <text:span text:style-name="T24">o</text:span> cuatro es igual a seis.</text:p>
            </text:list-item>
          </text:list>
        </text:list-item>
      </text:list>
      <text:p text:style-name="P13"><draw:ellipse text:anchor-type="paragraph" draw:z-index="0" draw:style-name="gr1" draw:text-style-name="P189" svg:width="2.8189in" svg:height="2.8386in" svg:x="0.3319in" svg:y="0.1165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/>
      <text:p text:style-name="P41"/>
      <text:p text:style-name="P41"/>
      <text:p text:style-name="P17">Design Recipe</text:p>
      <text:list xml:id="list1825448552" text:continue-list="list916710731" text:style-name="WW8Num10">
        <text:list-header>
          <text:p text:style-name="P161"/>
        </text:list-header>
      </text:list>
      <text:p text:style-name="P163">Word Problem: onscreen?</text:p>
      <text:p text:style-name="P163"/>
      <text:p text:style-name="P160"><text:span text:style-name="T1">Use the Design Recipe to write a function </text:span><text:span text:style-name="T14">onscreen?</text:span><text:span text:style-name="T1">, which takes in an x-coordinate and checks to see if Sam is safe on the left </text:span><text:span text:style-name="T18">and</text:span><text:span text:style-name="T1"> safe on the right.</text:span></text:p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11">name<text:tab/><text:tab/><text:tab/><text:tab/><text:tab/><text:tab/>Domain<text:tab/><text:tab/><text:tab/><text:tab/> <text:s text:c="3"/>Range</text:span></text:p>
      <text:p text:style-name="P39"/>
      <text:p text:style-name="Standard"><text:span text:style-name="T9">;</text:span><text:span text:style-name="T7"> _______________________________________________________________________________</text:span></text:p>
      <text:p text:style-name="P39"><text:tab/><text:tab/><text:tab/><text:tab/><text:tab/>What does the function do?<text:tab/><text:tab/><text:tab/><text:tab/> <text:s text:c="3"/></text:p>
      <text:h text:style-name="Heading_20_1" text:outline-level="1">Give Examples</text:h>
      <text:p text:style-name="P34">On the computer, write an example of your function in action, using EXAMPLE.</text:p>
      <text:p text:style-name="P43"/>
      <text:p text:style-name="P35">(EXAMPLE<text:tab/>(___________________________________________) </text:p>
      <text:p text:style-name="P79"><text:span text:style-name="T6"><text:s/></text:span><text:span text:style-name="T10">Use the function here<text:tab/></text:span></text:p>
      <text:p text:style-name="P80"><text:s/></text:p>
      <text:p text:style-name="P82"><text:tab/></text:p>
      <text:p text:style-name="P82"/>
      <text:p text:style-name="P81">_________________________________________________)</text:p>
      <text:p text:style-name="P85">find another way to get the same result here</text:p>
      <text:p text:style-name="P82"/>
      <text:p text:style-name="P84"/>
      <text:p text:style-name="P84"/>
      <text:p text:style-name="P84">(EXAMPLE<text:tab/>(___________________________________________) </text:p>
      <text:p text:style-name="P79"><text:span text:style-name="T6"><text:s/></text:span><text:span text:style-name="T10">Use the function here…<text:tab/></text:span></text:p>
      <text:p text:style-name="P80"/>
      <text:p text:style-name="P82"><text:tab/></text:p>
      <text:p text:style-name="P82"/>
      <text:p text:style-name="P81">_________________________________________________)</text:p>
      <text:p text:style-name="P85">find another way to get the same result here</text:p>
      <text:h text:style-name="Heading_20_1" text:outline-level="1">Definition</text:h>
      <text:list xml:id="list974015797" text:continue-numbering="true" text:style-name="WW8Num10">
        <text:list-header>
          <text:p text:style-name="Normal_20_Bullet">Write the definition, giving variable names to all your input values. 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10">function name<text:tab/><text:tab/><text:tab/> <text:s text:c="4"/>variable names</text:span></text:p>
      <text:p text:style-name="P37"/>
      <text:p text:style-name="P37"><text:tab/>________________________________________________)</text:p>
      <text:h text:style-name="P140" text:outline-level="1" text:is-list-header="true">…and the computer does this</text:h>
      <text:h text:style-name="P154" text:outline-level="1" text:is-list-header="true">Lesson 7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17">Design Recipe</text:p>
      <text:list xml:id="list1774726120" text:continue-numbering="true" text:style-name="WW8Num10">
        <text:list-header>
          <text:p text:style-name="P172"/>
        </text:list-header>
      </text:list>
      <text:p text:style-name="P173">Word Problem: cost</text:p>
      <text:p text:style-name="P173"/>
      <text:p text:style-name="P174"><text:span text:style-name="T1">Luigi’s Pizza has hired you as a programmer. They offer “pepperoni” ($10.50), “cheese” ($9.00), “chicken” ($11.25) and “broccoli” ($10.25). Write a function called </text:span><text:span text:style-name="T5">cost which</text:span><text:span text:style-name="T1"> takes in the name of a topping and outputs the cost of a pizza with that topping.</text:span></text:p>
      <text:h text:style-name="P134" text:outline-level="1" text:restart-numbering="true" text:start-value="-1">Contract+Purpose Statement</text:h>
      <text:p text:style-name="P53"/>
      <text:p text:style-name="P50"><text:span text:style-name="T43">;</text:span><text:span text:style-name="T40"> __________________ </text:span><text:span text:style-name="T43">:</text:span><text:span text:style-name="T40"> _________________________________________ </text:span><text:span text:style-name="T43">-&gt;</text:span><text:span text:style-name="T40"> ______________</text:span></text:p>
      <text:p text:style-name="P50"><text:span text:style-name="T40"><text:tab/></text:span><text:span text:style-name="T22">name<text:tab/><text:tab/><text:tab/><text:tab/><text:tab/><text:tab/>Domain<text:tab/><text:tab/><text:tab/><text:tab/> <text:s text:c="3"/>Range</text:span></text:p>
      <text:h text:style-name="P134" text:outline-level="1">Give Examples</text:h>
      <text:p text:style-name="P53">On the computer, write an example of your function for <text:span text:style-name="T24">each topping</text:span>, using EXAMPLE.</text:p>
      <text:p text:style-name="P55"/>
      <text:p text:style-name="P61">(EXAMPLE<text:tab/>(<text:span text:style-name="T24">cost <text:s text:c="16"/>“pepperoni” <text:s text:c="2"/></text:span><text:span text:style-name="T27"><text:s/>) <text:s/>__</text:span>_________________________)</text:p>
      <text:p text:style-name="P22"><text:span text:style-name="T39"><text:tab/><text:tab/><text:tab/></text:span><text:span text:style-name="T21">Use the function here<text:tab/><text:tab/><text:tab/><text:tab/>What should the function produce?</text:span></text:p>
      <text:p text:style-name="P87"/>
      <text:p text:style-name="P61">(EXAMPLE<text:tab/>(____________________________) <text:s/>___________________________)</text:p>
      <text:p text:style-name="P22"><text:span text:style-name="T39"><text:tab/><text:tab/><text:tab/></text:span><text:span text:style-name="T21">Use the function here<text:tab/><text:tab/><text:tab/><text:tab/>What should the function produce?</text:span></text:p>
      <text:p text:style-name="P87"/>
      <text:p text:style-name="P61">(EXAMPLE<text:tab/>(____________________________) <text:s/>___________________________)</text:p>
      <text:p text:style-name="P22"><text:span text:style-name="T39"><text:tab/><text:tab/><text:tab/></text:span><text:span text:style-name="T21">Use the function here<text:tab/><text:tab/><text:tab/><text:tab/>What should the function produce?</text:span></text:p>
      <text:p text:style-name="P89"/>
      <text:p text:style-name="P61">(EXAMPLE<text:tab/>(____________________________) <text:s/>___________________________)</text:p>
      <text:p text:style-name="P22"><text:span text:style-name="T39"><text:tab/><text:tab/><text:tab/></text:span><text:span text:style-name="T21">Use the function here<text:tab/><text:tab/><text:tab/><text:tab/>What should the function produce?</text:span></text:p>
      <text:h text:style-name="P134" text:outline-level="1">Definition</text:h>
      <text:list xml:id="list1033109032" text:continue-numbering="true" text:style-name="WW8Num10">
        <text:list-header>
          <text:p text:style-name="P171"/>
        </text:list-header>
      </text:list>
      <text:p text:style-name="P62">(define (____________ <text:s text:c="4"/>___________________)</text:p>
      <text:p text:style-name="P50"><text:span text:style-name="T39"><text:tab/><text:tab/> <text:s text:c="4"/></text:span><text:span text:style-name="T21">function name<text:tab/><text:tab/><text:tab/> <text:s text:c="4"/>variable names</text:span></text:p>
      <text:p text:style-name="P55"/>
      <text:p text:style-name="P55"><text:tab/>________________________________</text:p>
      <text:p text:style-name="P55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8"/>
            </table:table-cell>
            <table:table-cell table:style-name="Table3.B1" office:value-type="string">
              <text:p text:style-name="P98"/>
            </table:table-cell>
          </table:table-row>
        </table:table-header-rows>
        <table:table-row>
          <table:table-cell table:style-name="Table3.A1" office:value-type="string">
            <text:p text:style-name="P95"/>
          </table:table-cell>
          <table:table-cell table:style-name="Table3.B1" office:value-type="string">
            <text:p text:style-name="P95"/>
          </table:table-cell>
        </table:table-row>
        <table:table-row>
          <table:table-cell table:style-name="Table3.A1" office:value-type="string">
            <text:p text:style-name="P95"/>
          </table:table-cell>
          <table:table-cell table:style-name="Table3.B1" office:value-type="string">
            <text:p text:style-name="P95"/>
          </table:table-cell>
        </table:table-row>
        <table:table-row>
          <table:table-cell table:style-name="Table3.A1" office:value-type="string">
            <text:p text:style-name="P95"/>
          </table:table-cell>
          <table:table-cell table:style-name="Table3.B1" office:value-type="string">
            <text:p text:style-name="P95"/>
          </table:table-cell>
        </table:table-row>
        <table:table-row>
          <table:table-cell table:style-name="Table3.A1" office:value-type="string">
            <text:p text:style-name="P95"/>
          </table:table-cell>
          <table:table-cell table:style-name="Table3.B1" office:value-type="string">
            <text:p text:style-name="P95"/>
          </table:table-cell>
        </table:table-row>
        <table:table-row>
          <table:table-cell table:style-name="Table3.A1" office:value-type="string">
            <text:p text:style-name="P95"/>
          </table:table-cell>
          <table:table-cell table:style-name="Table3.B1" office:value-type="string">
            <text:p text:style-name="P95"/>
          </table:table-cell>
        </table:table-row>
      </table:table>
      <text:p text:style-name="P62">)</text:p>
      <text:p text:style-name="P17">Design Recipe</text:p>
      <text:list xml:id="list669798204" text:continue-numbering="true" text:style-name="WW8Num10">
        <text:list-header>
          <text:p text:style-name="P172"/>
        </text:list-header>
      </text:list>
      <text:p text:style-name="P173">Problema de Palabras: update-player</text:p>
      <text:p text:style-name="P173"/>
      <text:p text:style-name="P174"><text:span text:style-name="T1">Escribe una función llamada ´update-player´, que tome la coordenada Y del jugador y el nombre de la tecla presionada, y devuelva la nueva coordenada Y.</text:span></text:p>
      <text:h text:style-name="P134" text:outline-level="1" text:restart-numbering="true" text:start-value="-1">Declaración de contrato y propósito</text:h>
      <text:p text:style-name="P53"/>
      <text:p text:style-name="P50"><text:span text:style-name="T43">;</text:span><text:span text:style-name="T40"> __________________ </text:span><text:span text:style-name="T43">:</text:span><text:span text:style-name="T40"> _________________________________________ </text:span><text:span text:style-name="T43">-&gt;</text:span><text:span text:style-name="T40"> ______________</text:span></text:p>
      <text:p text:style-name="P50"><text:span text:style-name="T40"><text:tab/></text:span><text:span text:style-name="T22">name<text:tab/><text:tab/><text:tab/><text:tab/><text:tab/><text:tab/>Domain<text:tab/><text:tab/><text:tab/><text:tab/> <text:s text:c="3"/>Range</text:span></text:p>
      <text:h text:style-name="P134" text:outline-level="1">Ejemplos</text:h>
      <text:p text:style-name="P54">Termine los dos ejemplos que hemos comenzado para usted y haga dos más</text:p>
      <text:p text:style-name="P55"/>
      <text:p text:style-name="P61">(EXAMPLE<text:tab/>(<text:span text:style-name="T24">update-player <text:s text:c="7"/>128 <text:s text:c="7"/>“up”</text:span>) <text:s/>___________________________)</text:p>
      <text:p text:style-name="P22"><text:span text:style-name="T39"><text:tab/><text:tab/><text:tab/></text:span><text:span text:style-name="T23">Usa la función aquí</text:span><text:span text:style-name="T21"><text:tab/><text:tab/><text:tab/><text:tab/>¿Qué debería producir la función?</text:span></text:p>
      <text:p text:style-name="P23"/>
      <text:p text:style-name="P112"/>
      <text:p text:style-name="P61">(EXAMPLE<text:tab/>(<text:span text:style-name="T24">update-player <text:s text:c="7"/>451 <text:s text:c="3"/>“down”</text:span>) ___________________________)</text:p>
      <text:p text:style-name="P22"><text:span text:style-name="T39"><text:tab/><text:tab/><text:tab/></text:span><text:span text:style-name="T23">Usa la función aquí<text:tab/></text:span><text:span text:style-name="T21"><text:tab/><text:tab/><text:tab/></text:span><text:bookmark text:name="tw-target-text"/><text:span text:style-name="T34">¿Qué debería producir la función?</text:span></text:p>
      <text:p text:style-name="P23"/>
      <text:p text:style-name="P112"/>
      <text:p text:style-name="P24">(EXAMPLE<text:tab/>(____________________________) _________________________)</text:p>
      <text:p text:style-name="P22"><text:span text:style-name="T39"><text:tab/><text:tab/><text:tab/></text:span><text:span text:style-name="T23">Usa la función aquí</text:span><text:span text:style-name="T21"><text:tab/><text:tab/><text:tab/><text:tab/>¿Qué debería producir la función?</text:span></text:p>
      <text:p text:style-name="P23"/>
      <text:p text:style-name="P112"/>
      <text:p text:style-name="P61">(EXAMPLE<text:tab/>(____________________________) _________________________)</text:p>
      <text:p text:style-name="P22"><text:span text:style-name="T39"><text:tab/><text:tab/><text:tab/></text:span><text:span text:style-name="T23">Usa la función aquí</text:span><text:span text:style-name="T21"><text:tab/><text:tab/><text:tab/><text:tab/>¿Qué debería producir la función?</text:span></text:p>
      <text:h text:style-name="P134" text:outline-level="1">Definición</text:h>
      <text:list xml:id="list1948204076" text:continue-numbering="true" text:style-name="WW8Num10">
        <text:list-header>
          <text:p text:style-name="P171"/>
        </text:list-header>
      </text:list>
      <text:p text:style-name="P62">(define (____________ <text:s text:c="4"/>___________________)</text:p>
      <text:p text:style-name="P50"><text:span text:style-name="T39"><text:tab/><text:tab/> <text:s text:c="4"/></text:span><text:span text:style-name="T23">nombre de función </text:span><text:span text:style-name="T21"><text:tab/> <text:s text:c="32"/>nombre de variables </text:span></text:p>
      <text:p text:style-name="P55"/>
      <text:p text:style-name="P55"><text:tab/>________________________________</text:p>
      <text:p text:style-name="P55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98"/>
            </table:table-cell>
            <table:table-cell table:style-name="Table8.B1" office:value-type="string">
              <text:p text:style-name="P99"/>
            </table:table-cell>
          </table:table-row>
        </table:table-header-rows>
        <table:table-row>
          <table:table-cell table:style-name="Table8.A1" office:value-type="string">
            <text:p text:style-name="P95"/>
          </table:table-cell>
          <table:table-cell table:style-name="Table8.B1" office:value-type="string">
            <text:p text:style-name="P95"/>
          </table:table-cell>
        </table:table-row>
        <table:table-row>
          <table:table-cell table:style-name="Table8.A1" office:value-type="string">
            <text:p text:style-name="P95"/>
          </table:table-cell>
          <table:table-cell table:style-name="Table8.B1" office:value-type="string">
            <text:p text:style-name="P95"/>
          </table:table-cell>
        </table:table-row>
        <table:table-row>
          <table:table-cell table:style-name="Table8.A1" office:value-type="string">
            <text:p text:style-name="P95"/>
          </table:table-cell>
          <table:table-cell table:style-name="Table8.B1" office:value-type="string">
            <text:p text:style-name="P95"/>
          </table:table-cell>
        </table:table-row>
        <table:table-row>
          <table:table-cell table:style-name="Table8.A1" office:value-type="string">
            <text:p text:style-name="P95"/>
          </table:table-cell>
          <table:table-cell table:style-name="Table8.B1" office:value-type="string">
            <text:p text:style-name="P95"/>
          </table:table-cell>
        </table:table-row>
        <table:table-row>
          <table:table-cell table:style-name="Table8.A1" office:value-type="string">
            <text:p text:style-name="P95"/>
          </table:table-cell>
          <table:table-cell table:style-name="Table8.B1" office:value-type="string">
            <text:p text:style-name="P95"/>
          </table:table-cell>
        </table:table-row>
      </table:table>
      <text:p text:style-name="P62">)</text:p>
      <text:h text:style-name="P137" text:outline-level="1" text:is-list-header="true"><text:soft-page-break/>Lesson 8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Standard"/>
      <text:p text:style-name="P17">Design Recipe</text:p>
      <text:list xml:id="list394322898" text:continue-numbering="true" text:style-name="WW8Num10">
        <text:list-header>
          <text:p text:style-name="P166"/>
        </text:list-header>
      </text:list>
      <text:p text:style-name="P167"/>
      <text:p text:style-name="P165"><text:span text:style-name="T1">Write a function called </text:span><text:span text:style-name="T3">line-length</text:span><text:span text:style-name="T1">, which takes in two numbers and returns the difference between them. It should always subtract the smaller number from the bigger one.</text:span></text:p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11">name<text:tab/><text:tab/><text:tab/><text:tab/><text:tab/><text:tab/>Domain<text:tab/><text:tab/><text:tab/><text:tab/> <text:s text:c="3"/>Range</text:span></text:p>
      <text:h text:style-name="Heading_20_1" text:outline-level="1">Give Examples</text:h>
      <text:p text:style-name="P38"/>
      <text:p text:style-name="P38"/>
      <text:p text:style-name="P35">(EXAMPLE<text:tab/><text:span text:style-name="T24">(line-length <text:tab/>10<text:tab/> 5<text:tab/><text:tab/>)</text:span> <text:tab/> <text:span text:style-name="T24">(- <text:s/><text:tab/>10 <text:tab/><text:tab/>5) <text:s text:c="11"/>)</text:span></text:p>
      <text:p text:style-name="P18"><text:span text:style-name="T6"><text:tab/><text:tab/><text:tab/></text:span><text:span text:style-name="T10">Use the function here<text:tab/><text:tab/><text:tab/><text:tab/>What should the function produce?</text:span></text:p>
      <text:p text:style-name="P20"/>
      <text:p text:style-name="P20"/>
      <text:p text:style-name="P88"/>
      <text:p text:style-name="P88"/>
      <text:p text:style-name="P88"/>
      <text:p text:style-name="P35">(EXAMPLE<text:tab/><text:span text:style-name="T24">(line-length <text:tab/>2<text:tab/> 8<text:tab/><text:tab/>)</text:span> <text:tab/> <text:span text:style-name="T24">(- <text:s/><text:tab/>8 <text:tab/><text:tab/>2) <text:s text:c="11"/>) </text:span></text:p>
      <text:p text:style-name="P18"><text:span text:style-name="T6"><text:tab/><text:tab/><text:tab/></text:span><text:span text:style-name="T10">Use the function here<text:tab/><text:tab/><text:tab/><text:tab/>What should the function produce?</text:span></text:p>
      <text:h text:style-name="Heading_20_1" text:outline-level="1">Definition</text:h>
      <text:list xml:id="list2009479066" text:continue-numbering="true" text:style-name="WW8Num10">
        <text:list-header>
          <text:p text:style-name="P170">Write the definition, giving variable names to all your input values.</text:p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10">function name<text:tab/><text:tab/><text:tab/> <text:s text:c="4"/>variable names</text:span></text:p>
      <text:p text:style-name="P38"/>
      <text:p text:style-name="P38"><text:tab/>________________________________</text:p>
      <text:p text:style-name="P38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96"/>
            </table:table-cell>
            <table:table-cell table:style-name="Table9.B1" office:value-type="string">
              <text:p text:style-name="P97"/>
            </table:table-cell>
          </table:table-row>
        </table:table-header-rows>
        <table:table-row>
          <table:table-cell table:style-name="Table9.A1" office:value-type="string">
            <text:p text:style-name="P90"/>
          </table:table-cell>
          <table:table-cell table:style-name="Table9.B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90"/>
          </table:table-cell>
          <table:table-cell table:style-name="Table9.B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90"/>
          </table:table-cell>
          <table:table-cell table:style-name="Table9.B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90"/>
          </table:table-cell>
          <table:table-cell table:style-name="Table9.B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90"/>
          </table:table-cell>
          <table:table-cell table:style-name="Table9.B1" office:value-type="string">
            <text:p text:style-name="P90"/>
          </table:table-cell>
        </table:table-row>
      </table:table>
      <text:p text:style-name="P37">)</text:p>
      <text:h text:style-name="P157" text:outline-level="1" text:is-list-header="true" text:restart-numbering="true" text:start-value="-1">…and the computer does this</text:h>
      <text:p text:style-name="P47"/>
      <text:h text:style-name="P146" text:outline-level="1" text:is-list-header="true"><text:s/><text:span text:style-name="T46">The Distance Formula </text:span><text:span text:style-name="T46">(an example)</text:span></text:h>
      <text:p text:style-name="P42"/>
      <text:p text:style-name="P50">La distancia entre los puntos (0, 0) y (4, 3) está dada por:</text:p>
      <text:p text:style-name="P42"/>
      <text:p text:style-name="P66"><draw:frame draw:style-name="fr3" draw:name="Image1" text:anchor-type="as-char" svg:width="6.8862in" svg:height="0.8291in" draw:z-index="11"><draw:image/></draw:frame></text:p>
      <text:p text:style-name="Standard"/>
      <text:p text:style-name="P68">Convierte la fórmula anterior en un Círculo de Evaluación. (¡Ya hemos logrado que comiences!)</text:p>
      <text:p text:style-name="P42"><draw:ellipse text:anchor-type="paragraph" draw:z-index="8" draw:style-name="gr4" draw:text-style-name="P189" svg:width="5.7331in" svg:height="3.7413in" svg:x="0.5146in" svg:y="0.1484in"><text:p/></draw:ellipse></text:p>
      <text:p text:style-name="Standard"/>
      <text:p text:style-name="Standard"/>
      <text:p text:style-name="Standard"><draw:ellipse text:anchor-type="paragraph" draw:z-index="7" draw:style-name="gr4" draw:text-style-name="P189" svg:width="4.3142in" svg:height="2.4335in" svg:x="1.2374in" svg:y="0.5028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7" text:anchor-type="paragraph" svg:x="1.8165in" svg:y="0.0736in" svg:width="1.5646in" svg:height="1.3118in" draw:z-index="9"><draw:image/></draw:frame><draw:ellipse text:anchor-type="paragraph" draw:z-index="6" draw:style-name="gr4" draw:text-style-name="P189" svg:width="1.5161in" svg:height="1.2752in" svg:x="3.6016in" svg:y="0.0547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7"><text:span text:style-name="T38">Convierte el Círculo de Evaluación en código Racket: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7">Design Recipe</text:p>
      <text:list xml:id="list1598412915" text:continue-numbering="true" text:style-name="WW8Num10">
        <text:list-header>
          <text:p text:style-name="P121"/>
        </text:list-header>
      </text:list>
      <text:p text:style-name="P32"/>
      <text:p text:style-name="P50"><text:span text:style-name="T42">Escribe una unción, “distance”, que toma CUATRO entradas:</text:span></text:p>
      <text:list xml:id="list1264505457" text:continue-numbering="true" text:style-name="WW8Num10">
        <text:list-item>
          <text:p text:style-name="P125">px: La coordenada x del jugador</text:p>
        </text:list-item>
        <text:list-item>
          <text:p text:style-name="P125">py: La coordenada Y del jugador</text:p>
        </text:list-item>
        <text:list-item>
          <text:p text:style-name="P127"><text:span text:style-name="T42">cx: <text:s/>La coordenada X de otro personaje del juego</text:span></text:p>
        </text:list-item>
        <text:list-item>
          <text:p text:style-name="P125">cy: La coordenada Y de otro personaje del juego</text:p>
          <text:p text:style-name="P125"/>
        </text:list-item>
      </text:list>
      <text:p text:style-name="P52">Debería devolver la distancia entre los dos, utilizando la fórmula Distancia. (SUGERENCIA: ¡mira cómo lo resolviste en la página anterior!)</text:p>
      <text:h text:style-name="Heading_20_1" text:outline-level="1" text:restart-numbering="true" text:start-value="-1">Declaración de contrato y propósito</text:h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12">Nombre</text:span><text:span text:style-name="T11"><text:tab/><text:tab/><text:tab/><text:tab/> <text:s text:c="2"/>Dominio<text:tab/><text:tab/><text:tab/><text:tab/> <text:s text:c="17"/>Rango</text:span></text:p>
      <text:p text:style-name="P39"/>
      <text:p text:style-name="Standard"><text:span text:style-name="T9">;</text:span><text:span text:style-name="T7"> _______________________________________________________________________________</text:span></text:p>
      <text:p text:style-name="P39"><text:tab/><text:tab/><text:tab/><text:tab/><text:tab/>¿Qué hace la función?<text:tab/><text:tab/><text:tab/><text:tab/> <text:s text:c="3"/></text:p>
      <text:h text:style-name="Heading_20_1" text:outline-level="1">Ejemplos</text:h>
      <text:p text:style-name="P43"/>
      <text:p text:style-name="P35">(EXAMPLE<text:tab/>(___________________________________________) </text:p>
      <text:p text:style-name="P79"><text:span text:style-name="T12"><text:s/>Usa la función aquí...</text:span><text:span text:style-name="T10"><text:tab/></text:span></text:p>
      <text:p text:style-name="P80"/>
      <text:p text:style-name="P20"><text:tab/></text:p>
      <text:p text:style-name="P82"/>
      <text:p text:style-name="P9">_______________________________________________________________)</text:p>
      <text:p text:style-name="P85">encuentra otra forma de obtener el mismo resultado aquí</text:p>
      <text:p text:style-name="P81"/>
      <text:p text:style-name="P84"/>
      <text:p text:style-name="P84">(EXAMPLE<text:tab/>(___________________________________________) </text:p>
      <text:p text:style-name="P79"><text:span text:style-name="T10">Usa la función aquí...<text:tab/></text:span></text:p>
      <text:p text:style-name="P80"/>
      <text:p text:style-name="P80"/>
      <text:p text:style-name="P82"/>
      <text:p text:style-name="P9">_______________________________________________________________)</text:p>
      <text:p text:style-name="P85">encuentra otra forma de obtener el mismo resultado aquí</text:p>
      <text:h text:style-name="Heading_20_1" text:outline-level="1">Definición</text:h>
      <text:list xml:id="list656628462" text:continue-numbering="true" text:style-name="WW8Num10">
        <text:list-header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12">nombre de función</text:span><text:span text:style-name="T10"><text:tab/><text:tab/><text:tab/> <text:s text:c="4"/>nombre de variables</text:span></text:p>
      <text:p text:style-name="P37"/>
      <text:p text:style-name="P37"/>
      <text:p text:style-name="P37"><text:tab/>________________________________________________)</text:p>
      <text:p text:style-name="P37"/>
      <text:p text:style-name="P47"/>
      <text:p text:style-name="P17">Design Recipe</text:p>
      <text:p text:style-name="P32"/>
      <text:p text:style-name="P32"/>
      <text:p text:style-name="Standard"><text:span text:style-name="T8"><text:tab/>Escribir una función, “collide?”, Que toma CUATRO entradas:</text:span></text:p>
      <text:list xml:id="list1795165923" text:continue-numbering="true" text:style-name="WW8Num10">
        <text:list-item>
          <text:p text:style-name="P122">px: La coordenada x del jugador</text:p>
        </text:list-item>
        <text:list-item>
          <text:p text:style-name="P122">py: La coordenada Y del jugador</text:p>
        </text:list-item>
        <text:list-item>
          <text:p text:style-name="P129"><text:span text:style-name="T7">cx: <text:s/>La coordenada X de otro personaje del juego</text:span></text:p>
        </text:list-item>
        <text:list-item>
          <text:p text:style-name="P122">cy: La coordenada Y de otro personaje del juego</text:p>
        </text:list-item>
      </text:list>
      <text:p text:style-name="P33"><text:tab/>¿Están las coordenadas del jugador dentro de los 50 píxeles de las </text:p>
      <text:p text:style-name="P33"><text:s text:c="13"/>coordenadas del otro personaje?</text:p>
      <text:h text:style-name="Heading_20_1" text:outline-level="1" text:restart-numbering="true" text:start-value="-1">Declaración de contrato y propósito</text:h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12">Nombre</text:span><text:span text:style-name="T11"><text:tab/><text:tab/><text:tab/><text:tab/><text:tab/><text:tab/>Dominio<text:tab/><text:tab/><text:tab/><text:tab/> <text:s text:c="3"/>Rango</text:span></text:p>
      <text:p text:style-name="P39"/>
      <text:p text:style-name="Standard"><text:span text:style-name="T9">;</text:span><text:span text:style-name="T7"> _______________________________________________________________________________</text:span></text:p>
      <text:p text:style-name="P39"><text:tab/><text:tab/><text:tab/><text:tab/><text:tab/>¿Qué hace la función?<text:tab/><text:tab/><text:tab/><text:tab/> <text:s text:c="3"/></text:p>
      <text:h text:style-name="Heading_20_1" text:outline-level="1">Ejemplos</text:h>
      <text:p text:style-name="P43"/>
      <text:p text:style-name="P35">(EXAMPLE<text:tab/>(___________________________________________) </text:p>
      <text:p text:style-name="P79"><text:span text:style-name="T6"><text:s text:c="2"/></text:span><text:span text:style-name="T12">Usa la función aquí...</text:span><text:span text:style-name="T10"><text:tab/></text:span></text:p>
      <text:p text:style-name="P80"/>
      <text:p text:style-name="P20"><text:tab/></text:p>
      <text:p text:style-name="P82"/>
      <text:p text:style-name="P81">_________________________________________________)</text:p>
      <text:p text:style-name="P85">encuentra otra forma de obtener el mismo resultado aquí</text:p>
      <text:p text:style-name="P82"/>
      <text:p text:style-name="P84"/>
      <text:p text:style-name="P84"/>
      <text:p text:style-name="P84">(EXAMPLE<text:tab/>(___________________________________________) </text:p>
      <text:p text:style-name="P79"><text:span text:style-name="T12"><text:s text:c="2"/>Usa la función aquí...</text:span><text:span text:style-name="T10"><text:tab/></text:span></text:p>
      <text:p text:style-name="P80"/>
      <text:p text:style-name="P80"/>
      <text:p text:style-name="P82"/>
      <text:p text:style-name="P81">_________________________________________________)</text:p>
      <text:p text:style-name="P85">encuentra otra forma de obtener el mismo resultado aquí</text:p>
      <text:h text:style-name="Heading_20_1" text:outline-level="1">Definition</text:h>
      <text:list xml:id="list967494533" text:continue-numbering="true" text:style-name="WW8Num10">
        <text:list-header>
          <text:p text:style-name="Normal_20_Bullet"/>
        </text:list-header>
      </text:list>
      <text:p text:style-name="P37">(define (____________ <text:s text:c="4"/>___________________)</text:p>
      <text:p text:style-name="Standard"><text:span text:style-name="T6"><text:tab/><text:tab/> <text:s text:c="3"/></text:span><text:span text:style-name="T12"><text:s/>nombre de función</text:span><text:span text:style-name="T6"> </text:span><text:span text:style-name="T10"><text:tab/><text:tab/><text:tab/> <text:s text:c="4"/>nombre de variables</text:span></text:p>
      <text:p text:style-name="P37"/>
      <text:p text:style-name="P37"><text:tab/>________________________________________________)</text:p>
      <text:h text:style-name="P154" text:outline-level="1" text:is-list-header="true">Lesson 9</text:h>
      <text:p text:style-name="Standard"/>
      <text:p text:style-name="P6">Catchy Intro: </text:p>
      <text:p text:style-name="Standard"/>
      <text:p text:style-name="P5"/>
      <text:p text:style-name="Standard"/>
      <text:p text:style-name="P5"/>
      <text:p text:style-name="Standard"/>
      <text:p text:style-name="P5">Name, Age, Grade: </text:p>
      <text:p text:style-name="Standard"/>
      <text:p text:style-name="P5">Game Title:</text:p>
      <text:p text:style-name="Standard"/>
      <text:p text:style-name="P5">Back Story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Characters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Explain a piece of your code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P7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44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P1">¿Fue la introducción pegadiza?<text:tab/> <text:s/>¡De ninguna manera!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ablaron de sus personajes? <text:s text:c="3"/><text:span text:style-name="T38"><text:s text:c="3"/></text:span><text:span text:style-name="T50"><text:s text:c="2"/>¡De ninguna manera! <text:tab/> <text:s text:c="4"/>¡Un poco!<text:tab/> <text:s text:c="6"/>¡Definitivamente!</text:span></text:p>
      <text:p text:style-name="P1"/>
      <text:p text:style-name="P1"/>
      <text:p text:style-name="P1"/>
      <text:p text:style-name="P1"/>
      <text:p text:style-name="P1"/>
      <text:p text:style-name="P1">¿Explicaron bien el código?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49">¿Hablaron lo suficientemente despacio?</text:span>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49">¿Hablaron lo suficientemente fuerte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49">¿Estaban presentadas con confianza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icieron contacto visual?<text:tab/>¡De ninguna manera! <text:tab/> <text:s text:c="4"/>¡Un poco!<text:tab/> <text:s text:c="3"/>¡Definitivamente!</text:p>
      <text:p text:style-name="P1"/>
      <text:p text:style-name="P1"/>
      <text:h text:style-name="P144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Header">¿Fue la introducción pegadiza?<text:tab/> <text:s/>¡De ninguna manera! <text:s text:c="4"/>¡Un poco!<text:tab/> <text:s text:c="3"/>¡Definitivamente!</text:p>
      <text:p text:style-name="Header"/>
      <text:p text:style-name="Header"/>
      <text:p text:style-name="Header"/>
      <text:p text:style-name="Header"/>
      <text:p text:style-name="Header"/>
      <text:p text:style-name="Header">¿Hablaron de sus personajes? <text:s text:c="4"/>¡De ninguna manera! <text:s text:c="5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¿Explicaron bien el código? <text:s text:c="8"/><text:tab/>¡De ninguna manera! <text:s text:c="6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49">¿Hablaron lo suficientemente despacio?<text:tab/> <text:s text:c="6"/></text:span>¡De ninguna manera! <text:s text:c="3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49">¿Hablaron lo suficientemente fuerte?<text:tab/> <text:s text:c="5"/>¡</text:span>De ninguna manera! <text:s text:c="7"/>¡Un poco!<text:tab/> <text:s text:c="5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49">¿Estaban presentadas con confianza?</text:span><text:tab/> <text:s text:c="3"/>¡De ninguna manera! <text:s text:c="7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¿Hicieron contacto visual? <text:s text:c="9"/><text:tab/>¡De ninguna manera! <text:s text:c="9"/>¡Un poco!<text:tab/> <text:s text:c="6"/>¡Definitivamente!</text:p>
      <text:p text:style-name="Header"/>
      <text:p text:style-name="P1"/>
      <text:h text:style-name="Heading_20_1" text:outline-level="1" text:is-list-header="true"/>
      <text:h text:style-name="P155" text:outline-level="1" text:is-list-header="true">Design Recipe</text:h>
      <text:p text:style-name="P167"/>
      <text:p text:style-name="P173">Word Problem: red-shape</text:p>
      <text:p text:style-name="P173"/>
      <text:p text:style-name="P174"><text:span text:style-name="T1">Write a function called </text:span><text:span text:style-name="T3">red-shape</text:span><text:span text:style-name="T1">, which takes in the name of a shape (“circle”, “triangle”, “star” or “rectangle”), and draws that shape. All shapes should be solid and red, and can be whatever size you choose</text:span></text:p>
      <text:h text:style-name="Heading_20_1" text:outline-level="1" text:restart-numbering="true" text:start-value="-1">Contract+Purpose Statement</text:h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36">name<text:tab/><text:tab/><text:tab/><text:tab/><text:tab/><text:tab/>Domain<text:tab/><text:tab/><text:tab/><text:tab/> <text:s text:c="3"/>Range</text:span></text:p>
      <text:p text:style-name="Standard"><text:span text:style-name="T9">;</text:span><text:span text:style-name="T7"> _______________________________________________________________________________</text:span></text:p>
      <text:p text:style-name="P58">What does the function do?</text:p>
      <text:h text:style-name="Heading_20_1" text:outline-level="1">Give Examples</text:h>
      <text:p text:style-name="P34">Write some examples of red-shape below. The first one has already been done for you.</text:p>
      <text:p text:style-name="P38"/>
      <text:p text:style-name="P35">(EXAMPLE<text:tab/><text:span text:style-name="T24">(red-shape<text:tab/><text:tab/>“circle” <text:tab/><text:tab/>)</text:span><text:tab/><text:span text:style-name="T24">(circle 50 “solid” “red”) <text:s text:c="2"/></text:span><text:span text:style-name="T27">)</text:span></text:p>
      <text:p text:style-name="P18"><text:span text:style-name="T6"><text:tab/><text:tab/><text:tab/></text:span><text:span text:style-name="T10">Use the function here<text:tab/><text:tab/><text:tab/><text:tab/>What should the function produce?</text:span></text:p>
      <text:p text:style-name="P86"/>
      <text:p text:style-name="P35">(EXAMPLE<text:tab/>(____________________________) <text:s/>___________________________)</text:p>
      <text:p text:style-name="P18"><text:span text:style-name="T6"><text:tab/><text:tab/><text:tab/></text:span><text:span text:style-name="T10">Use the function here<text:tab/><text:tab/><text:tab/><text:tab/>What should the function produce?</text:span></text:p>
      <text:p text:style-name="P86"/>
      <text:p text:style-name="P35">(EXAMPLE<text:tab/>(____________________________) <text:s/>___________________________)</text:p>
      <text:p text:style-name="P18"><text:span text:style-name="T6"><text:tab/><text:tab/><text:tab/></text:span><text:span text:style-name="T10">Use the function here<text:tab/><text:tab/><text:tab/><text:tab/>What should the function produce?</text:span></text:p>
      <text:p text:style-name="P88"/>
      <text:p text:style-name="P35">(EXAMPLE<text:tab/>(____________________________) <text:s/>___________________________)</text:p>
      <text:p text:style-name="P18"><text:span text:style-name="T6"><text:tab/><text:tab/><text:tab/></text:span><text:span text:style-name="T10">Use the function here<text:tab/><text:tab/><text:tab/><text:tab/>What should the function produce?</text:span></text:p>
      <text:h text:style-name="P135" text:outline-level="1">Definition</text:h>
      <text:list xml:id="list1693508069" text:continue-numbering="true" text:style-name="WW8Num10">
        <text:list-header>
          <text:p text:style-name="Normal_20_Bullet"><text:s/></text:p>
        </text:list-header>
      </text:list>
      <text:p text:style-name="P37">(define (____________ <text:s text:c="4"/>___________________)</text:p>
      <text:p text:style-name="Standard"><text:span text:style-name="T6"><text:tab/><text:tab/> <text:s text:c="4"/></text:span><text:span text:style-name="T10">function name<text:tab/><text:tab/><text:tab/> <text:s text:c="4"/>variable names</text:span></text:p>
      <text:p text:style-name="P38"><text:tab/><text:span text:style-name="T26">(cond</text:span></text:p>
      <text:p text:style-name="P38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96"/>
            </table:table-cell>
            <table:table-cell table:style-name="Table7.B1" office:value-type="string">
              <text:p text:style-name="P100">(circle 50 “solid” “red”)</text:p>
            </table:table-cell>
          </table:table-row>
        </table:table-header-rows>
        <table:table-row>
          <table:table-cell table:style-name="Table7.A1" office:value-type="string">
            <text:p text:style-name="P90"/>
          </table:table-cell>
          <table:table-cell table:style-name="Table7.B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90"/>
          </table:table-cell>
          <table:table-cell table:style-name="Table7.B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90"/>
          </table:table-cell>
          <table:table-cell table:style-name="Table7.B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90"/>
          </table:table-cell>
          <table:table-cell table:style-name="Table7.B1" office:value-type="string">
            <text:p text:style-name="P90"/>
          </table:table-cell>
        </table:table-row>
        <table:table-row>
          <table:table-cell table:style-name="Table7.A1" office:value-type="string">
            <text:p text:style-name="P90"/>
          </table:table-cell>
          <table:table-cell table:style-name="Table7.B1" office:value-type="string">
            <text:p text:style-name="P90"/>
          </table:table-cell>
        </table:table-row>
      </table:table>
      <text:p text:style-name="P37"><text:s text:c="2"/>)</text:p>
      <text:h text:style-name="P148" text:outline-level="1" text:is-list-header="true"><text:span text:style-name="T47">Traduciendo a Algebra</text:span></text:h>
      <text:p text:style-name="P48"/>
      <text:p text:style-name="P48"><text:span text:style-name="T35">Definiciones de funciones</text:span> </text:p>
      <text:p text:style-name="P4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2">Racket Code</text:p>
          </table:table-cell>
          <table:table-cell table:style-name="Table11.B1" office:value-type="string">
            <text:p text:style-name="P92">Algebra</text:p>
          </table:table-cell>
        </table:table-row>
        <table:table-row>
          <table:table-cell table:style-name="Table11.A2" office:value-type="string">
            <text:p text:style-name="P29">(define x 10)</text:p>
          </table:table-cell>
          <table:table-cell table:style-name="Table11.B2" office:value-type="string">
            <text:p text:style-name="P94">x = 10</text:p>
          </table:table-cell>
        </table:table-row>
        <table:table-row>
          <table:table-cell table:style-name="Table11.A2" office:value-type="string">
            <text:p text:style-name="P29">(define y (* x 2))</text:p>
          </table:table-cell>
          <table:table-cell table:style-name="Table11.B2" office:value-type="string">
            <text:p text:style-name="P93">y = x*2</text:p>
          </table:table-cell>
        </table:table-row>
        <table:table-row>
          <table:table-cell table:style-name="Table11.A2" office:value-type="string">
            <text:p text:style-name="P29">(define z (+ x y))</text:p>
          </table:table-cell>
          <table:table-cell table:style-name="Table11.B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29">(define age 14)</text:p>
          </table:table-cell>
          <table:table-cell table:style-name="Table11.B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29">(define months (* age 12))</text:p>
          </table:table-cell>
          <table:table-cell table:style-name="Table11.B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29">(define days (* months 30))</text:p>
          </table:table-cell>
          <table:table-cell table:style-name="Table11.B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29">(define hours (* days 24))</text:p>
          </table:table-cell>
          <table:table-cell table:style-name="Table11.B2" office:value-type="string">
            <text:p text:style-name="P91"/>
          </table:table-cell>
        </table:table-row>
        <table:table-row>
          <table:table-cell table:style-name="Table11.A2" office:value-type="string">
            <text:p text:style-name="P29">(define minutes (* hours 60))</text:p>
          </table:table-cell>
          <table:table-cell table:style-name="Table11.B2" office:value-type="string">
            <text:p text:style-name="P91"/>
          </table:table-cell>
        </table:table-row>
      </table:table>
      <text:p text:style-name="P48"/>
      <text:p text:style-name="P48"><text:span text:style-name="T35">Definiciones de funciones</text:span> </text:p>
      <text:p text:style-name="P4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2">Racket Code</text:p>
          </table:table-cell>
          <table:table-cell table:style-name="Table10.B1" office:value-type="string">
            <text:p text:style-name="P92">Algebra</text:p>
          </table:table-cell>
        </table:table-row>
        <table:table-row>
          <table:table-cell table:style-name="Table10.A2" office:value-type="string">
            <text:p text:style-name="P118">(define (area length width)</text:p>
            <text:p text:style-name="P118"><text:s text:c="3"/>(* length width))</text:p>
          </table:table-cell>
          <table:table-cell table:style-name="Table10.B2" office:value-type="string">
            <text:p text:style-name="P94">area(length, width) = length * width</text:p>
          </table:table-cell>
        </table:table-row>
        <table:table-row>
          <table:table-cell table:style-name="Table10.A2" office:value-type="string">
            <text:p text:style-name="P118">(define (circle-area radius)</text:p>
            <text:p text:style-name="P118"><text:s text:c="3"/>(* pi (sqr radius)))</text:p>
          </table:table-cell>
          <table:table-cell table:style-name="Table10.B2" office:value-type="string">
            <text:p text:style-name="P91"/>
          </table:table-cell>
        </table:table-row>
        <table:table-row>
          <table:table-cell table:style-name="Table10.A2" office:value-type="string">
            <text:p text:style-name="P118">(define (distance x1 y1 x2 y2)</text:p>
            <text:p text:style-name="P118"><text:s text:c="3"/>(sqrt (+ (sqr (- x1 x2))</text:p>
            <text:p text:style-name="P118"><text:s text:c="12"/>(sqr (- y1 y2)))))</text:p>
          </table:table-cell>
          <table:table-cell table:style-name="Table10.B2" office:value-type="string">
            <text:p text:style-name="P91"/>
          </table:table-cell>
        </table:table-row>
      </table:table>
      <text:p text:style-name="Quotations"/>
      <text:h text:style-name="P149" text:outline-level="1" text:is-list-header="true">Design Recipe</text:h>
      <text:list xml:id="list1800925367" text:continue-numbering="true" text:style-name="WW8Num10">
        <text:list-header>
          <text:p text:style-name="P120"/>
        </text:list-header>
      </text:list>
      <text:p text:style-name="P186"/>
      <text:p text:style-name="P10"/>
      <text:p text:style-name="P113"><text:span text:style-name="T2">Un cohete está volando desde la Tierra hacia Marte, a 80 millas por segundo. Escribe una función que describa la </text:span><text:span text:style-name="T4">distancia</text:span><text:span text:style-name="T2"> D que ha recorrido el cohete, en función del </text:span><text:span text:style-name="T4">tiempo</text:span><text:span text:style-name="T2"> t.</text:span></text:p>
      <text:p text:style-name="Standard"/>
      <text:h text:style-name="Heading_20_1" text:outline-level="1" text:restart-numbering="true" text:start-value="-1">Declaración de Contrato+Propósito</text:h>
      <text:p text:style-name="P53">Cada contrato tiene tres partes:</text:p>
      <text:p text:style-name="P34"/>
      <text:p text:style-name="Standard"><text:span text:style-name="T9">;</text:span><text:span text:style-name="T7"> ______</text:span><text:span text:style-name="T13">D</text:span><text:span text:style-name="T7">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Standard"><text:span text:style-name="T7"><text:tab/></text:span><text:span text:style-name="T12">Nombre</text:span><text:span text:style-name="T36"><text:tab/><text:tab/><text:tab/><text:tab/><text:tab/><text:tab/>Dominio<text:tab/><text:tab/><text:tab/><text:tab/> <text:s text:c="3"/>Rango</text:span></text:p>
      <text:p text:style-name="Standard"><text:span text:style-name="T9">;</text:span><text:span text:style-name="T7"> _______________________________________________________________________________</text:span></text:p>
      <text:p text:style-name="P58">¿Qué hace la función?</text:p>
      <text:p text:style-name="P56"/>
      <text:h text:style-name="Heading_20_1" text:outline-level="1">Give Examples</text:h>
      <text:p text:style-name="P126">Dar ejemplos Escribir un ejemplo de tu función para <text:span text:style-name="T24">algunas entradas de muestra</text:span></text:p>
      <text:p text:style-name="P38"/>
      <text:p text:style-name="P36"><text:tab/>D( 1 )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86"/>
      <text:p text:style-name="P36"><text:tab/>D( 2 )<text:tab/>=<text:tab/><text:tab/><text:tab/><text:tab/><text:tab/> <text:tab/><text:tab/><text:tab/><text:tab/><text:tab/><text:tab/><text:tab/></text:p>
      <text:p text:style-name="P23">Usa la función aquí<text:tab/><text:tab/><text:tab/>¿Qué debería producir la función?</text:p>
      <text:p text:style-name="P86"/>
      <text:p text:style-name="P36"><text:tab/>D( <text:s text:c="2"/>)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88"/>
      <text:p text:style-name="P3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1129705726" text:continue-numbering="true" text:style-name="WW8Num10">
        <text:list-header>
          <text:p text:style-name="P188"><text:s/>Escribe la fórmula, dando nombres de variables a todos tus valores de entrada. </text:p>
          <text:p text:style-name="Normal_20_Bullet"/>
        </text:list-header>
      </text:list>
      <text:p text:style-name="P101">D( <text:s text:c="7"/>)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9" text:outline-level="1" text:is-list-header="true">Design Recipe</text:h>
      <text:list xml:id="list672797130" text:continue-numbering="true" text:style-name="WW8Num10">
        <text:list-header>
          <text:p text:style-name="P120"/>
        </text:list-header>
      </text:list>
      <text:p text:style-name="P187"/>
      <text:p text:style-name="P187"/>
      <text:p text:style-name="P115"><text:span text:style-name="T28"><text:s/>Un cohete viaja desde la Tierra hacia Marte a 80 millas por segundo. Escribe una función que describa el </text:span><text:span text:style-name="T31">tiempo </text:span><text:span text:style-name="T28">en que el cohete ha estado viajando, en función de la </text:span><text:span text:style-name="T31">distancia</text:span></text:p>
      <text:p text:style-name="P116"/>
      <text:p text:style-name="P116"/>
      <text:h text:style-name="Heading_20_1" text:outline-level="1" text:restart-numbering="true" text:start-value="-1">Declaración de Contrato+Propósito</text:h>
      <text:p text:style-name="P53">Cada contrato tiene tres partes:</text:p>
      <text:p text:style-name="P53"/>
      <text:p text:style-name="P50"><text:span text:style-name="T43">;</text:span><text:span text:style-name="T40"> __________________ </text:span><text:span text:style-name="T43">:</text:span><text:span text:style-name="T40"> _________________________________________ </text:span><text:span text:style-name="T43">-&gt;</text:span><text:span text:style-name="T40"> ______________</text:span></text:p>
      <text:p text:style-name="P50"><text:span text:style-name="T40"><text:tab/></text:span><text:span text:style-name="T23">Nombre</text:span><text:span text:style-name="T22"><text:tab/><text:tab/><text:tab/><text:tab/><text:tab/><text:tab/>Dominio<text:tab/><text:tab/><text:tab/><text:tab/> <text:s text:c="5"/>Rango<text:line-break/></text:span><text:span text:style-name="T9">;</text:span><text:span text:style-name="T7"> _______________________________________________________________________________</text:span></text:p>
      <text:p text:style-name="P59">¿Qué hace la función?</text:p>
      <text:p text:style-name="P57"/>
      <text:h text:style-name="Heading_20_1" text:outline-level="1">Ejemplos</text:h>
      <text:p text:style-name="P128">Dar ejemplos Escribir un ejemplo de tu función para <text:span text:style-name="T24">algunas entradas de muestra</text:span></text:p>
      <text:p text:style-name="P60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87"/>
      <text:p text:style-name="P60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87"/>
      <text:p text:style-name="P60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89"/>
      <text:p text:style-name="P60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tion</text:h>
      <text:list xml:id="list811545830" text:continue-numbering="true" text:style-name="WW8Num10">
        <text:list-header>
          <text:p text:style-name="P188">Escribe la fórmula, dando nombres de variables a todos tus valores de entrada. </text:p>
          <text:p text:style-name="Normal_20_Bullet"/>
        </text:list-header>
      </text:list>
      <text:p text:style-name="P101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9" text:outline-level="1" text:is-list-header="true">Design Recipe</text:h>
      <text:list xml:id="list593706088" text:continue-numbering="true" text:style-name="WW8Num10">
        <text:list-header>
          <text:p text:style-name="P120"/>
        </text:list-header>
      </text:list>
      <text:p text:style-name="P12"/>
      <text:p text:style-name="P114">Un cohete sale de la Tierra en dirección a Marte a 80 millas por segundo. <text:span text:style-name="T17">Al mismo tiempo</text:span>, un asteroide sale de Marte viajando hacia la Tierra, moviéndose a 70 millas por segundo. Si la distancia de la Tierra a Marte es de 50,000,000 millas, ¿cuánto tiempo tardarán en encontrarse?</text:p>
      <text:p text:style-name="P26"/>
      <text:h text:style-name="Heading_20_1" text:outline-level="1" text:restart-numbering="true" text:start-value="-1">Declaración de Contrato+Propósito</text:h>
      <text:p text:style-name="P53">Cada contrato tiene tres partes:</text:p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P50"><text:span text:style-name="T40"><text:tab/></text:span><text:span text:style-name="T23">Nombre</text:span><text:span text:style-name="T22"><text:tab/><text:tab/><text:tab/><text:tab/><text:tab/><text:tab/>Dominio<text:tab/><text:tab/><text:tab/><text:tab/> <text:s text:c="3"/>Rango</text:span></text:p>
      <text:p text:style-name="Standard"><text:span text:style-name="T9">;</text:span><text:span text:style-name="T7"> _______________________________________________________________________________</text:span></text:p>
      <text:p text:style-name="P59">¿Qué hace la función?</text:p>
      <text:p text:style-name="P57"/>
      <text:h text:style-name="Heading_20_1" text:outline-level="1">Ejemplos</text:h>
      <text:p text:style-name="P126">Dar ejemplos Escribir un ejemplo de tu función para <text:span text:style-name="T24">algunas entradas de muestra</text:span></text:p>
      <text:p text:style-name="P38"/>
      <text:p text:style-name="P60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87"/>
      <text:p text:style-name="P60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87"/>
      <text:p text:style-name="P60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89"/>
      <text:p text:style-name="P60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tion</text:h>
      <text:list xml:id="list820780429" text:continue-numbering="true" text:style-name="WW8Num10">
        <text:list-header>
          <text:p text:style-name="P188">Escribe la fórmula, dando nombres de variables a todos tus valores de entrada. </text:p>
          <text:p text:style-name="Normal_20_Bullet"/>
        </text:list-header>
      </text:list>
      <text:p text:style-name="P101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0" text:outline-level="1" text:is-list-header="true">Design Recipe</text:h>
      <text:list xml:id="list1180788897" text:continue-numbering="true" text:style-name="WW8Num10">
        <text:list-header>
          <text:p text:style-name="P120"/>
        </text:list-header>
      </text:list>
      <text:p text:style-name="P187"/>
      <text:p text:style-name="P11"/>
      <text:p text:style-name="P11"/>
      <text:p text:style-name="P11"/>
      <text:p text:style-name="P11"/>
      <text:p text:style-name="P25"/>
      <text:h text:style-name="Heading_20_1" text:outline-level="1" text:restart-numbering="true" text:start-value="-1">Contract+Purpose Statement</text:h>
      <text:p text:style-name="P34">Every contract has three parts:</text:p>
      <text:p text:style-name="P34"/>
      <text:p text:style-name="Standard"><text:span text:style-name="T9">;</text:span><text:span text:style-name="T7"> __________________ </text:span><text:span text:style-name="T9">:</text:span><text:span text:style-name="T7"> _________________________________________ </text:span><text:span text:style-name="T9">-&gt;</text:span><text:span text:style-name="T7"> ______________</text:span></text:p>
      <text:p text:style-name="P50"><text:span text:style-name="T40"><text:tab/></text:span><text:span text:style-name="T22">name<text:tab/><text:tab/><text:tab/><text:tab/><text:tab/><text:tab/>Domain<text:tab/><text:tab/><text:tab/><text:tab/> <text:s text:c="3"/>Range</text:span></text:p>
      <text:p text:style-name="Standard"><text:span text:style-name="T9">;</text:span><text:span text:style-name="T7"> _______________________________________________________________________________</text:span></text:p>
      <text:p text:style-name="P59">What does the function do?</text:p>
      <text:p text:style-name="P57"/>
      <text:h text:style-name="Heading_20_1" text:outline-level="1">Give Examples</text:h>
      <text:p text:style-name="P34">Write an example of your function for <text:span text:style-name="T24">some sample inputs</text:span></text:p>
      <text:p text:style-name="P38"/>
      <text:p text:style-name="P36"><text:tab/><text:tab/><text:tab/>=<text:tab/><text:tab/><text:tab/><text:tab/><text:tab/> <text:tab/><text:tab/><text:tab/><text:tab/><text:tab/><text:tab/></text:p>
      <text:p text:style-name="P20">Use the function here<text:tab/><text:tab/><text:tab/>What should the function produce?</text:p>
      <text:p text:style-name="P86"/>
      <text:p text:style-name="P36"><text:tab/><text:tab/><text:tab/>=<text:tab/><text:tab/><text:tab/><text:tab/><text:tab/> <text:tab/><text:tab/><text:tab/><text:tab/><text:tab/><text:tab/></text:p>
      <text:p text:style-name="P20">Use the function here<text:tab/><text:tab/><text:tab/>What should the function produce?</text:p>
      <text:p text:style-name="P86"/>
      <text:p text:style-name="P36"><text:tab/><text:tab/><text:tab/>=<text:tab/><text:tab/><text:tab/><text:tab/><text:tab/> <text:tab/><text:tab/><text:tab/><text:tab/><text:tab/><text:tab/></text:p>
      <text:p text:style-name="P20">Use the function here<text:tab/><text:tab/><text:tab/>What should the function produce?</text:p>
      <text:p text:style-name="P88"/>
      <text:p text:style-name="P36"><text:tab/><text:tab/><text:tab/>=<text:tab/><text:tab/><text:tab/><text:tab/><text:tab/> <text:tab/><text:tab/><text:tab/><text:tab/><text:tab/><text:tab/></text:p>
      <text:p text:style-name="P20">Use the function here<text:tab/><text:tab/><text:tab/>What should the function produce?</text:p>
      <text:h text:style-name="Heading_20_1" text:outline-level="1">Definition</text:h>
      <text:list xml:id="list234193327" text:continue-numbering="true" text:style-name="WW8Num10">
        <text:list-header>
          <text:p text:style-name="P188">Write the Formula, giving variable names to all your input values. </text:p>
          <text:p text:style-name="Normal_20_Bullet"/>
        </text:list-header>
      </text:list>
      <text:p text:style-name="P101"><text:tab/><text:tab/><text:tab/> <text:s/>=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arial" svg:font-family="arial, sans-serif"/>
    <style:font-face style:name="inherit" svg:font-family="inherit"/>
    <style:font-face style:name="Century Gothic3" svg:font-family="'Century Gothic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1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draw:marker draw:name="msArrowEnd_20_5" draw:display-name="msArrowEnd 5" svg:viewBox="0 0 120 120" svg:d="M60 0l60 120h-120z"/>
    <draw:stroke-dash draw:name="Dashed_20__28_var_29__20_2" draw:display-name="Dashed (var) 2" draw:style="rect" draw:dots1="1" draw:dots1-length="0.0205in" draw:distance="0.0205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entury Gothic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fo:font-size="12pt" fo:language="en" fo:country="US" style:font-name-asian="Times New Roman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entury Gothic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loext:contextual-spacing="false" fo:margin-top="0.0835in" fo:margin-bottom="0.0835in"/>
      <style:text-properties fo:font-weight="bold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loext:contextual-spacing="false"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Standard" style:next-style-name="Standard" style:class="text">
      <style:paragraph-properties loext:contextual-spacing="false"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3pt" fo:font-weight="bold" style:font-size-asian="13pt" style:font-weight-asian="bold" style:font-size-complex="10pt"/>
    </style:style>
    <style:style style:name="Heading_20_5" style:display-name="Heading 5" style:family="paragraph" style:parent-style-name="Standard" style:next-style-name="Standard" style:class="text">
      <style:paragraph-properties loext:contextual-spacing="false" fo:margin-top="0.1665in" fo:margin-bottom="0.0417in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7" style:display-name="Heading 7" style:family="paragraph" style:parent-style-name="Standard" style:next-style-name="Standard" style:class="text">
      <style:paragraph-properties loext:contextual-spacing="false" fo:margin-left="0.5in" fo:margin-right="0in" fo:margin-top="0in" fo:margin-bottom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size-complex="12pt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variant="small-caps" style:font-name="Arial" fo:font-size="14pt" fo:font-weight="bold" style:font-size-asian="14pt" style:font-weight-asian="bold" style:font-size-complex="10pt" style:font-weight-complex="bold"/>
    </style:style>
    <style:style style:name="Normal_20_Indent" style:display-name="Normal Indent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Subheading" style:family="paragraph" style:parent-style-name="Heading_20_2">
      <style:text-properties style:font-name="Abadi MT Condensed Extra Bold" fo:font-size="24pt" style:font-size-asian="24pt"/>
    </style:style>
    <style:style style:name="Head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3in" style:type="center"/>
          <style:tab-stop style:position="6in" style:type="right"/>
        </style:tab-stops>
      </style:paragraph-properties>
      <style:text-properties style:font-name="Century Gothic2" style:font-size-complex="12pt"/>
    </style:style>
    <style:style style:name="Normal_20_Bullet" style:display-name="Normal Bullet" style:family="paragraph" style:parent-style-name="Standard" style:list-style-name="WW8Num10">
      <style:text-properties style:font-name="Century Gothic2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_20_2" style:display-name="List Bullet 2" style:family="paragraph" style:parent-style-name="Standard" style:list-style-name="WW8StyleNum">
      <style:paragraph-properties loext:contextual-spacing="false" fo:margin-left="0.5in" fo:margin-right="0in" fo:margin-top="0in" fo:margin-bottom="0in" fo:orphans="0" fo:widows="0" fo:text-indent="-0.25in" style:auto-text-indent="false" style:text-autospace="ideograph-alpha" style:punctuation-wrap="hanging" style:vertical-align="auto"/>
      <style:text-properties style:font-name="Arial" style:font-size-complex="10pt"/>
    </style:style>
    <style:style style:name="Text_20_body_20_indent" style:display-name="Text body indent" style:family="paragraph" style:parent-style-name="Standard" style:class="text">
      <style:paragraph-properties loext:contextual-spacing="false" fo:margin-left="0.25in" fo:margin-right="0in" fo:margin-top="0in" fo:margin-bottom="0.0835in" fo:text-indent="0in" style:auto-text-indent="false" style:text-autospace="ideograph-alpha" style:punctuation-wrap="hanging" style:vertical-align="auto"/>
      <style:text-properties style:font-name="Times New Roman"/>
    </style:style>
    <style:style style:name="Document_20_Map" style:display-name="Document Map" style:family="paragraph" style:parent-style-name="Standard">
      <style:paragraph-properties fo:background-color="#c6d5ec">
        <style:background-image/>
      </style:paragraph-properties>
      <style:text-properties style:font-name="Lucida Grand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style:font-size-complex="10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Shaded_20_Bullets" style:display-name="Shaded Bullets" style:family="paragraph" style:parent-style-name="Standard" style:list-style-name="WW8Num6">
      <style:paragraph-properties fo:background-color="#d9d9d9" style:text-autospace="ideograph-alpha" style:punctuation-wrap="hanging" style:vertical-align="auto">
        <style:background-image/>
      </style:paragraph-properties>
      <style:text-properties style:font-name="Trebuchet MS" fo:font-size="11pt" style:font-size-asian="11pt" style:font-name-complex="Arial" style:font-size-complex="11pt"/>
    </style:style>
    <style:style style:name="Lesson_20_Bullet" style:display-name="Lesson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Century Gothic2" fo:font-size="11pt" style:font-size-asian="11pt" style:font-name-complex="Arial" style:font-size-complex="11pt"/>
    </style:style>
    <style:style style:name="Content_20_Bullet" style:display-name="Content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Trebuchet MS" fo:font-size="11pt" style:font-size-asian="11pt" style:font-name-complex="Arial" style:font-size-complex="11pt"/>
    </style:style>
    <style:style style:name="List_20_Paragraph" style:display-name="List Paragraph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Standard" style:class="extra">
      <style:paragraph-properties loext:contextual-spacing="false" fo:margin-left="0.0555in" fo:margin-right="0in" fo:margin-top="0.139in" fo:margin-bottom="0in" fo:line-height="50%" fo:text-indent="0in" style:auto-text-indent="false" style:snap-to-layout-grid="false"/>
      <style:text-properties style:font-name="Courier New" fo:font-size="16pt" style:font-size-asian="16pt" style:font-name-complex="Arial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8Num6z0" style:family="text">
      <style:text-properties fo:color="#000000" style:font-name="Symbol" fo:font-size="10pt" style:font-size-asian="10pt" style:font-size-complex="10pt"/>
    </style:style>
    <style:style style:name="WW8Num10z0" style:family="text">
      <style:text-properties style:font-name="Wingdings" fo:font-size="8pt" style:font-size-asian="8pt"/>
    </style:style>
    <style:style style:name="WW8Num10z1" style:family="text">
      <style:text-properties style:font-name="Courier New1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rebuchet MS" fo:font-size="11pt" fo:font-weight="bold" fo:background-color="#000000" style:font-name-asian="Times New Roman" style:font-size-asian="11pt" style:font-weight-asian="bold" style:font-name-complex="Arial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 Narrow" fo:font-size="14pt" fo:font-weight="bold" style:font-name-asian="Times New Roman" style:font-size-asian="14pt" style:font-weight-asian="bold" style:font-name-complex="Times New Roman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" fo:font-size="12pt" style:font-name-asian="Times New Roman" style:font-size-asian="12pt" style:font-name-complex="Times New Roman"/>
    </style:style>
    <style:style style:name="Footer_20_Char" style:display-name="Footer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" fo:font-size="13pt" fo:font-weight="bold" style:font-name-asian="Times New Roman" style:font-size-asian="13pt" style:font-weight-asian="bold"/>
    </style:style>
    <style:style style:name="Heading_20_5_20_Char" style:display-name="Heading 5 Char" style:family="text" style:parent-style-name="Default_20_Paragraph_20_Font">
      <style:text-properties style:font-name="Times" fo:font-size="13pt" fo:font-style="italic" fo:font-weight="bold" style:font-name-asian="Times New Roman" style:font-size-asian="13pt" style:font-style-asian="italic" style:font-weight-asian="bold" style:font-size-complex="13pt"/>
    </style:style>
    <style:style style:name="Heading_20_8_20_Char" style:display-name="Heading 8 Char" style:family="text" style:parent-style-name="Default_20_Paragraph_20_Font">
      <style:text-properties fo:font-variant="small-caps" style:font-name="Arial" fo:font-size="14pt" fo:font-weight="bold" style:font-name-asian="Times New Roman" style:font-size-asian="14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name-asian="Times New Roman" style:font-size-asian="12pt" style:font-size-complex="12pt"/>
    </style:style>
    <style:style style:name="Document_20_Map_20_Char" style:display-name="Document Map Char" style:family="text" style:parent-style-name="Default_20_Paragraph_20_Font">
      <style:text-properties style:font-name="Lucida Grande" fo:font-size="12pt" fo:background-color="#c6d5ec" style:font-name-asian="Times New Roman" style:font-size-asian="12pt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Comment_20_Text_20_Char" style:display-name="Comment Text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Comment_20_Subject_20_Char" style:display-name="Comment Subject Char" style:family="text" style:parent-style-name="Comment_20_Text_20_Char"/>
    <style:style style:name="Balloon_20_Text_20_Char" style:display-name="Balloon Text Char" style:family="text" style:parent-style-name="Default_20_Paragraph_20_Font">
      <style:text-properties style:font-name="Lucida Grande" fo:font-size="9pt" style:font-name-asian="Times New Roman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  <style:text-properties style:font-name="Courier New2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2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2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nuel Schanzer</meta:initial-creator>
    <meta:creation-date>2010-08-23T17:20:00</meta:creation-date>
    <dc:date>2018-07-01T14:09:58</dc:date>
    <meta:print-date>2018-07-01T20:52:08</meta:print-date>
    <meta:editing-cycles>251</meta:editing-cycles>
    <meta:editing-duration>P18DT6H10M40S</meta:editing-duration>
    <meta:generator>OpenOffice/4.1.5$Unix OpenOffice.org_project/415m1$Build-9789</meta:generator>
    <dc:creator>Ed Campos</dc:creator>
    <meta:printed-by>Ed Campos</meta:printed-by>
    <meta:document-statistic meta:table-count="11" meta:image-count="5" meta:object-count="0" meta:page-count="42" meta:paragraph-count="604" meta:word-count="3207" meta:character-count="27370"/>
  </office:meta>
</office:document-meta>
</file>